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2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6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>
        <style:hyperlink xlink:href="#Алексей Солдатов" xlink:type="simple"/>
      </style:table-cell-properties>
    </style:style>
    <style:style style:name="ce2" style:family="table-cell" style:parent-style-name="Default">
      <style:table-cell-properties>
        <style:hyperlink xlink:href="#Антон Палий" xlink:type="simple"/>
      </style:table-cell-properties>
    </style:style>
    <style:style style:name="ce3" style:family="table-cell" style:parent-style-name="Default">
      <style:table-cell-properties>
        <style:hyperlink xlink:href="#Артем Янкин" xlink:type="simple"/>
      </style:table-cell-properties>
    </style:style>
    <style:style style:name="ce4" style:family="table-cell" style:parent-style-name="Default">
      <style:table-cell-properties>
        <style:hyperlink xlink:href="#Денис Безруков" xlink:type="simple"/>
      </style:table-cell-properties>
    </style:style>
    <style:style style:name="ce5" style:family="table-cell" style:parent-style-name="Default">
      <style:table-cell-properties>
        <style:hyperlink xlink:href="#Игорь Акулов" xlink:type="simple"/>
      </style:table-cell-properties>
    </style:style>
    <style:style style:name="ce6" style:family="table-cell" style:parent-style-name="Default">
      <style:table-cell-properties>
        <style:hyperlink xlink:href="#Ирина Смышляева" xlink:type="simple"/>
      </style:table-cell-properties>
    </style:style>
    <style:style style:name="ce7" style:family="table-cell" style:parent-style-name="Default">
      <style:table-cell-properties>
        <style:hyperlink xlink:href="#Михаил Лапин" xlink:type="simple"/>
      </style:table-cell-properties>
    </style:style>
    <style:style style:name="ce8" style:family="table-cell" style:parent-style-name="Default">
      <style:table-cell-properties>
        <style:hyperlink xlink:href="#Олег Анучин" xlink:type="simple"/>
      </style:table-cell-properties>
    </style:style>
    <style:style style:name="ce9" style:family="table-cell" style:parent-style-name="Default">
      <style:table-cell-properties>
        <style:hyperlink xlink:href="#Павел Потапов" xlink:type="simple"/>
      </style:table-cell-properties>
    </style:style>
    <style:style style:name="ce10" style:family="table-cell" style:parent-style-name="Default">
      <style:table-cell-properties>
        <style:hyperlink xlink:href="#Роберт Вебер" xlink:type="simple"/>
      </style:table-cell-properties>
    </style:style>
    <style:style style:name="ce11" style:family="table-cell" style:parent-style-name="Default">
      <style:table-cell-properties>
        <style:hyperlink xlink:href="#Сергей Зверев" xlink:type="simple"/>
      </style:table-cell-properties>
    </style:style>
    <style:style style:name="ce12" style:family="table-cell" style:parent-style-name="Default">
      <style:table-cell-properties>
        <style:hyperlink xlink:href="#Сергей Красков" xlink:type="simple"/>
      </style:table-cell-properties>
    </style:style>
    <style:style style:name="ce13" style:family="table-cell" style:parent-style-name="Default">
      <style:table-cell-properties>
        <style:hyperlink xlink:href="#Сергей Окишев" xlink:type="simple"/>
      </style:table-cell-properties>
    </style:style>
    <style:style style:name="ce14" style:family="table-cell" style:parent-style-name="Default">
      <style:table-cell-properties fo:background-color="#00aa00" fo:border="0.06pt solid #000000"/>
    </style:style>
    <style:style style:name="ce15" style:family="table-cell" style:parent-style-name="Default">
      <style:table-cell-properties fo:background-color="#dedede" fo:border="0.06pt solid #000000"/>
    </style:style>
    <style:style style:name="ce16" style:family="table-cell" style:parent-style-name="Default">
      <style:table-cell-properties>
        <style:hyperlink xlink:href="https://projects.rtk-sdo.ru/rtk-sdo/xbook/issues/66" xlink:type="simple"/>
      </style:table-cell-properties>
      <style:text-properties fo:color="#0000aa" style:text-underline-style="solid" style:text-underline-width="auto" style:text-underline-color="font-color"/>
    </style:style>
    <style:style style:name="ce17" style:family="table-cell" style:parent-style-name="Default">
      <style:table-cell-properties>
        <style:hyperlink xlink:href="https://projects.rtk-sdo.ru/rtk-sdo/xbook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18" style:family="table-cell" style:parent-style-name="Default">
      <style:table-cell-properties fo:background-color="#dedede" fo:border="0.06pt solid #000000">
        <style:hyperlink xlink:href="https://projects.rtk-sdo.ru/rtk-sdo/xbook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dedede" fo:border="0.06pt solid #000000">
        <style:hyperlink xlink:href="https://projects.rtk-sdo.ru/rtk-sdo/xbook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#dedede" fo:border="0.06pt solid #000000">
        <style:hyperlink xlink:href="https://projects.rtk-sdo.ru/rtk-sdo/xbook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dedede" fo:border="0.06pt solid #000000">
        <style:hyperlink xlink:href="https://projects.rtk-sdo.ru/rtk-sdo/xbook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22" style:family="table-cell" style:parent-style-name="Default">
      <style:table-cell-properties fo:background-color="#dedede" fo:border="0.06pt solid #000000">
        <style:hyperlink xlink:href="https://projects.rtk-sdo.ru/rtk-sdo/xbook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23" style:family="table-cell" style:parent-style-name="Default">
      <style:table-cell-properties fo:background-color="#dedede" fo:border="0.06pt solid #000000">
        <style:hyperlink xlink:href="https://projects.rtk-sdo.ru/rtk-sdo/xbook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dedede" fo:border="0.06pt solid #000000">
        <style:hyperlink xlink:href="https://projects.rtk-sdo.ru/rtk-sdo/xbook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dedede" fo:border="0.06pt solid #000000">
        <style:hyperlink xlink:href="https://projects.rtk-sdo.ru/rtk-sdo/xbook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dedede" fo:border="0.06pt solid #000000">
        <style:hyperlink xlink:href="https://projects.rtk-sdo.ru/rtk-sdo/xbook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7" style:family="table-cell" style:parent-style-name="Default">
      <style:table-cell-properties fo:background-color="#dedede" fo:border="0.06pt solid #000000">
        <style:hyperlink xlink:href="https://projects.rtk-sdo.ru/rtk-sdo/xbook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dedede" fo:border="0.06pt solid #000000">
        <style:hyperlink xlink:href="https://projects.rtk-sdo.ru/rtk-sdo/xbook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dedede" fo:border="0.06pt solid #000000">
        <style:hyperlink xlink:href="https://projects.rtk-sdo.ru/rtk-sdo/xbook/issues/55" xlink:type="simple"/>
      </style:table-cell-properties>
      <style:text-properties fo:color="#0000aa"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dedede" fo:border="0.06pt solid #000000">
        <style:hyperlink xlink:href="https://projects.rtk-sdo.ru/rtk-sdo/xbook/issues/52" xlink:type="simple"/>
      </style:table-cell-properties>
      <style:text-properties fo:color="#0000aa" style:text-underline-style="solid" style:text-underline-width="auto" style:text-und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  <style:style style:name="ce32" style:family="table-cell" style:parent-style-name="Default">
      <style:table-cell-properties>
        <style:hyperlink xlink:href="https://projects.rtk-sdo.ru/rtk-sdo/xbook/issues/69" xlink:type="simple"/>
      </style:table-cell-properties>
      <style:text-properties fo:color="#0000aa" style:text-underline-style="solid" style:text-underline-width="auto" style:text-underline-color="font-color"/>
    </style:style>
    <style:style style:name="ce33" style:family="table-cell" style:parent-style-name="Default">
      <style:table-cell-properties>
        <style:hyperlink xlink:href="https://projects.rtk-sdo.ru/rtk-sdo/xbook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#dedede" fo:border="0.06pt solid #000000">
        <style:hyperlink xlink:href="https://projects.rtk-sdo.ru/rtk-sdo/xbook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35" style:family="table-cell" style:parent-style-name="Default">
      <style:table-cell-properties fo:background-color="#dedede" fo:border="0.06pt solid #000000">
        <style:hyperlink xlink:href="https://projects.rtk-sdo.ru/rtk-ibc/core/back-end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36" style:family="table-cell" style:parent-style-name="Default">
      <style:table-cell-properties>
        <style:hyperlink xlink:href="https://projects.rtk-sdo.ru/rtk-ibc/core/front-end-ds/issues/103" xlink:type="simple"/>
      </style:table-cell-properties>
      <style:text-properties fo:color="#0000aa" style:text-underline-style="solid" style:text-underline-width="auto" style:text-underline-color="font-color"/>
    </style:style>
    <style:style style:name="ce37" style:family="table-cell" style:parent-style-name="Default">
      <style:table-cell-properties fo:background-color="#dedede" fo:border="0.06pt solid #000000">
        <style:hyperlink xlink:href="https://projects.rtk-sdo.ru/rtk-ibc/core/back-end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38" style:family="table-cell" style:parent-style-name="Default">
      <style:table-cell-properties>
        <style:hyperlink xlink:href="https://projects.rtk-sdo.ru/rtk-ibc/core/front-end-ds/issues/92" xlink:type="simple"/>
      </style:table-cell-properties>
      <style:text-properties fo:color="#0000aa" style:text-underline-style="solid" style:text-underline-width="auto" style:text-underline-color="font-color"/>
    </style:style>
    <style:style style:name="ce39" style:family="table-cell" style:parent-style-name="Default">
      <style:table-cell-properties>
        <style:hyperlink xlink:href="https://projects.rtk-sdo.ru/rtk-ibc/core/front-end-ds/issues/93" xlink:type="simple"/>
      </style:table-cell-properties>
      <style:text-properties fo:color="#0000aa"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#dedede" fo:border="0.06pt solid #000000">
        <style:hyperlink xlink:href="https://projects.rtk-sdo.ru/rtk-ibc/core/back-end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41" style:family="table-cell" style:parent-style-name="Default">
      <style:table-cell-properties>
        <style:hyperlink xlink:href="https://projects.rtk-sdo.ru/rtk-ibc/core/front-end-ds/issues/91" xlink:type="simple"/>
      </style:table-cell-properties>
      <style:text-properties fo:color="#0000aa" style:text-underline-style="solid" style:text-underline-width="auto" style:text-underline-color="font-color"/>
    </style:style>
    <style:style style:name="ce42" style:family="table-cell" style:parent-style-name="Default">
      <style:table-cell-properties>
        <style:hyperlink xlink:href="https://projects.rtk-sdo.ru/rtk-ibc/core/front-end-ds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43" style:family="table-cell" style:parent-style-name="Default">
      <style:table-cell-properties fo:background-color="#dedede" fo:border="0.06pt solid #000000">
        <style:hyperlink xlink:href="https://projects.rtk-sdo.ru/rtk-ibc/core/front-end-ds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44" style:family="table-cell" style:parent-style-name="Default">
      <style:table-cell-properties fo:background-color="#dedede" fo:border="0.06pt solid #000000">
        <style:hyperlink xlink:href="https://projects.rtk-sdo.ru/rtk-sdo/rtk-sdo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45" style:family="table-cell" style:parent-style-name="Default">
      <style:table-cell-properties>
        <style:hyperlink xlink:href="https://projects.rtk-sdo.ru/rtk-sdo/rtk-sdo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46" style:family="table-cell" style:parent-style-name="Default">
      <style:table-cell-properties fo:background-color="#dedede" fo:border="0.06pt solid #000000">
        <style:hyperlink xlink:href="https://projects.rtk-sdo.ru/rtk-sdo/rtk-sdo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47" style:family="table-cell" style:parent-style-name="Default">
      <style:table-cell-properties fo:background-color="#dedede" fo:border="0.06pt solid #000000">
        <style:hyperlink xlink:href="https://projects.rtk-sdo.ru/rtk-sdo/rtk-sdo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48" style:family="table-cell" style:parent-style-name="Default">
      <style:table-cell-properties fo:background-color="#dedede" fo:border="0.06pt solid #000000">
        <style:hyperlink xlink:href="https://projects.rtk-sdo.ru/rtk-sdo/rtk-sdo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49" style:family="table-cell" style:parent-style-name="Default">
      <style:table-cell-properties fo:background-color="#dedede" fo:border="0.06pt solid #000000">
        <style:hyperlink xlink:href="https://projects.rtk-sdo.ru/rtk-sdo/rtk-sdo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dedede" fo:border="0.06pt solid #000000">
        <style:hyperlink xlink:href="https://projects.rtk-sdo.ru/rtk-ibc/core/front-end-ds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51" style:family="table-cell" style:parent-style-name="Default">
      <style:table-cell-properties fo:background-color="#dedede" fo:border="0.06pt solid #000000">
        <style:hyperlink xlink:href="https://projects.rtk-sdo.ru/rtk-ibc/core/front-end-ds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52" style:family="table-cell" style:parent-style-name="Default">
      <style:table-cell-properties fo:background-color="#dedede" fo:border="0.06pt solid #000000">
        <style:hyperlink xlink:href="https://projects.rtk-sdo.ru/rtk-ibc/core/front-end-ds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53" style:family="table-cell" style:parent-style-name="Default">
      <style:table-cell-properties>
        <style:hyperlink xlink:href="https://projects.rtk-sdo.ru/rtk-ibc/core/front-end-ds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dedede" fo:border="0.06pt solid #000000">
        <style:hyperlink xlink:href="https://projects.rtk-sdo.ru/rtk-ibc/core/back-end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55" style:family="table-cell" style:parent-style-name="Default">
      <style:table-cell-properties>
        <style:hyperlink xlink:href="https://projects.rtk-sdo.ru/rtk-ibc/core/front-end-ds/issues/98" xlink:type="simple"/>
      </style:table-cell-properties>
      <style:text-properties fo:color="#0000aa"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dedede" fo:border="0.06pt solid #000000">
        <style:hyperlink xlink:href="https://projects.rtk-sdo.ru/rtk-ibc/core/front-end-ds/issues/64" xlink:type="simple"/>
      </style:table-cell-properties>
      <style:text-properties fo:color="#0000aa" style:text-underline-style="solid" style:text-underline-width="auto" style:text-underline-color="font-color"/>
    </style:style>
    <style:style style:name="ce57" style:family="table-cell" style:parent-style-name="Default">
      <style:table-cell-properties fo:background-color="#dedede" fo:border="0.06pt solid #000000">
        <style:hyperlink xlink:href="https://projects.rtk-sdo.ru/rtk-ibc/core/front-end-ds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58" style:family="table-cell" style:parent-style-name="Default">
      <style:table-cell-properties fo:background-color="#dedede" fo:border="0.06pt solid #000000">
        <style:hyperlink xlink:href="https://projects.rtk-sdo.ru/rtk-ibc/core/back-end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59" style:family="table-cell" style:parent-style-name="Default">
      <style:table-cell-properties fo:background-color="#dedede" fo:border="0.06pt solid #000000">
        <style:hyperlink xlink:href="https://projects.rtk-sdo.ru/rtk-ibc/core/front-end-ds/issues/99" xlink:type="simple"/>
      </style:table-cell-properties>
      <style:text-properties fo:color="#0000aa" style:text-underline-style="solid" style:text-underline-width="auto" style:text-underline-color="font-color"/>
    </style:style>
    <style:style style:name="ce60" style:family="table-cell" style:parent-style-name="Default">
      <style:table-cell-properties fo:background-color="#dedede" fo:border="0.06pt solid #000000">
        <style:hyperlink xlink:href="https://projects.rtk-sdo.ru/rtk-ibc/core/front-end-ds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61" style:family="table-cell" style:parent-style-name="Default">
      <style:table-cell-properties fo:background-color="#dedede" fo:border="0.06pt solid #000000">
        <style:hyperlink xlink:href="https://projects.rtk-sdo.ru/rtk-ibc/core/front-end-ds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62" style:family="table-cell" style:parent-style-name="Default">
      <style:table-cell-properties fo:background-color="#dedede" fo:border="0.06pt solid #000000">
        <style:hyperlink xlink:href="https://projects.rtk-sdo.ru/rtk-ibc/core/front-end-ds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dedede" fo:border="0.06pt solid #000000">
        <style:hyperlink xlink:href="https://projects.rtk-sdo.ru/rtk-ibc/core/back-end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64" style:family="table-cell" style:parent-style-name="Default">
      <style:table-cell-properties>
        <style:hyperlink xlink:href="https://projects.rtk-sdo.ru/rtk-ibc/core/front-end-ds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65" style:family="table-cell" style:parent-style-name="Default">
      <style:table-cell-properties fo:background-color="#dedede" fo:border="0.06pt solid #000000">
        <style:hyperlink xlink:href="https://projects.rtk-sdo.ru/rtk-ibc/core/front-end-ds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66" style:family="table-cell" style:parent-style-name="Default">
      <style:table-cell-properties fo:background-color="#dedede" fo:border="0.06pt solid #000000">
        <style:hyperlink xlink:href="https://projects.rtk-sdo.ru/rtk-ibc/core/back-end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dedede" fo:border="0.06pt solid #000000">
        <style:hyperlink xlink:href="https://projects.rtk-sdo.ru/rtk-ibc/core/front-end-ds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68" style:family="table-cell" style:parent-style-name="Default">
      <style:table-cell-properties>
        <style:hyperlink xlink:href="https://projects.rtk-sdo.ru/rtk-ibc/core/front-end-ds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dedede" fo:border="0.06pt solid #000000">
        <style:hyperlink xlink:href="https://projects.rtk-sdo.ru/rtk-ibc/core/front-end-ds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70" style:family="table-cell" style:parent-style-name="Default">
      <style:table-cell-properties fo:background-color="#dedede" fo:border="0.06pt solid #000000">
        <style:hyperlink xlink:href="https://projects.rtk-sdo.ru/rtk-ibc/core/back-end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71" style:family="table-cell" style:parent-style-name="Default">
      <style:table-cell-properties>
        <style:hyperlink xlink:href="https://projects.rtk-sdo.ru/rtk-ibc/core/front-end-ds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72" style:family="table-cell" style:parent-style-name="Default">
      <style:table-cell-properties fo:background-color="#dedede" fo:border="0.06pt solid #000000">
        <style:hyperlink xlink:href="https://projects.rtk-sdo.ru/rtk-ibc/core/back-end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73" style:family="table-cell" style:parent-style-name="Default">
      <style:table-cell-properties fo:background-color="#dedede" fo:border="0.06pt solid #000000">
        <style:hyperlink xlink:href="https://projects.rtk-sdo.ru/rtk-ibc/core/front-end-ds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74" style:family="table-cell" style:parent-style-name="Default">
      <style:table-cell-properties fo:background-color="#dedede" fo:border="0.06pt solid #000000">
        <style:hyperlink xlink:href="https://projects.rtk-sdo.ru/rtk-ibc/core/front-end-ds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75" style:family="table-cell" style:parent-style-name="Default">
      <style:table-cell-properties fo:background-color="#dedede" fo:border="0.06pt solid #000000">
        <style:hyperlink xlink:href="https://projects.rtk-sdo.ru/rtk-ibc/core/front-end-ds/issues/104" xlink:type="simple"/>
      </style:table-cell-properties>
      <style:text-properties fo:color="#0000aa" style:text-underline-style="solid" style:text-underline-width="auto" style:text-underline-color="font-color"/>
    </style:style>
    <style:style style:name="ce76" style:family="table-cell" style:parent-style-name="Default">
      <style:table-cell-properties fo:background-color="#dedede" fo:border="0.06pt solid #000000">
        <style:hyperlink xlink:href="https://projects.rtk-sdo.ru/rtk-ibc/core/front-end-ds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77" style:family="table-cell" style:parent-style-name="Default">
      <style:table-cell-properties>
        <style:hyperlink xlink:href="https://projects.rtk-sdo.ru/rtk-ibc/core/front-end-ds/issues/105" xlink:type="simple"/>
      </style:table-cell-properties>
      <style:text-properties fo:color="#0000aa" style:text-underline-style="solid" style:text-underline-width="auto" style:text-underline-color="font-color"/>
    </style:style>
    <style:style style:name="ce78" style:family="table-cell" style:parent-style-name="Default">
      <style:table-cell-properties fo:background-color="#dedede" fo:border="0.06pt solid #000000">
        <style:hyperlink xlink:href="https://projects.rtk-sdo.ru/rtk-ibc/core/front-end-ds/issues/106" xlink:type="simple"/>
      </style:table-cell-properties>
      <style:text-properties fo:color="#0000aa" style:text-underline-style="solid" style:text-underline-width="auto" style:text-underline-color="font-color"/>
    </style:style>
    <style:style style:name="ce79" style:family="table-cell" style:parent-style-name="Default">
      <style:table-cell-properties fo:background-color="#dedede" fo:border="0.06pt solid #000000">
        <style:hyperlink xlink:href="https://projects.rtk-sdo.ru/rtk-ibc/core/front-end-ds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80" style:family="table-cell" style:parent-style-name="Default">
      <style:table-cell-properties fo:background-color="#dedede" fo:border="0.06pt solid #000000">
        <style:hyperlink xlink:href="https://projects.rtk-sdo.ru/rtk-ibc/core/front-end-ds/issues/107" xlink:type="simple"/>
      </style:table-cell-properties>
      <style:text-properties fo:color="#0000aa" style:text-underline-style="solid" style:text-underline-width="auto" style:text-underline-color="font-color"/>
    </style:style>
    <style:style style:name="ce81" style:family="table-cell" style:parent-style-name="Default">
      <style:table-cell-properties fo:background-color="#dedede" fo:border="0.06pt solid #000000">
        <style:hyperlink xlink:href="https://projects.rtk-sdo.ru/rtk-ibc/core/front-end-ds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82" style:family="table-cell" style:parent-style-name="Default">
      <style:table-cell-properties fo:background-color="#dedede" fo:border="0.06pt solid #000000">
        <style:hyperlink xlink:href="https://projects.rtk-sdo.ru/rtk-ibc/core/front-end-ds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83" style:family="table-cell" style:parent-style-name="Default">
      <style:table-cell-properties>
        <style:hyperlink xlink:href="https://projects.rtk-sdo.ru/rtk-ibc/core/front-end-ds/issues/100" xlink:type="simple"/>
      </style:table-cell-properties>
      <style:text-properties fo:color="#0000aa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dedede" fo:border="0.06pt solid #000000">
        <style:hyperlink xlink:href="https://projects.rtk-sdo.ru/rtk-ibc/core/front-end-ds/issues/49" xlink:type="simple"/>
      </style:table-cell-properties>
      <style:text-properties fo:color="#0000aa" style:text-underline-style="solid" style:text-underline-width="auto" style:text-underline-color="font-color"/>
    </style:style>
    <style:style style:name="ce85" style:family="table-cell" style:parent-style-name="Default">
      <style:table-cell-properties fo:background-color="#dedede" fo:border="0.06pt solid #000000">
        <style:hyperlink xlink:href="https://projects.rtk-sdo.ru/rtk-ibc/core/front-end-ds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86" style:family="table-cell" style:parent-style-name="Default">
      <style:table-cell-properties fo:background-color="#dedede" fo:border="0.06pt solid #000000">
        <style:hyperlink xlink:href="https://projects.rtk-sdo.ru/rtk-ibc/core/front-end-ds/issues/101" xlink:type="simple"/>
      </style:table-cell-properties>
      <style:text-properties fo:color="#0000aa"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dedede" fo:border="0.06pt solid #000000">
        <style:hyperlink xlink:href="https://projects.rtk-sdo.ru/rtk-ibc/core/front-end-ds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88" style:family="table-cell" style:parent-style-name="Default">
      <style:table-cell-properties>
        <style:hyperlink xlink:href="https://projects.rtk-sdo.ru/rtk-ibc/core/front-end-ds/issues/102" xlink:type="simple"/>
      </style:table-cell-properties>
      <style:text-properties fo:color="#0000aa" style:text-underline-style="solid" style:text-underline-width="auto" style:text-underline-color="font-color"/>
    </style:style>
    <style:style style:name="ce89" style:family="table-cell" style:parent-style-name="Default">
      <style:table-cell-properties fo:background-color="#dedede" fo:border="0.06pt solid #000000">
        <style:hyperlink xlink:href="https://projects.rtk-sdo.ru/rtk-ibc/core/front-end-ds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90" style:family="table-cell" style:parent-style-name="Default">
      <style:table-cell-properties>
        <style:hyperlink xlink:href="https://projects.rtk-sdo.ru/rtk-ibc/core/front-end-ds/issues/88" xlink:type="simple"/>
      </style:table-cell-properties>
      <style:text-properties fo:color="#0000aa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dedede" fo:border="0.06pt solid #000000">
        <style:hyperlink xlink:href="https://projects.rtk-sdo.ru/rtk-ibc/core/front-end-ds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92" style:family="table-cell" style:parent-style-name="Default">
      <style:table-cell-properties>
        <style:hyperlink xlink:href="https://projects.rtk-sdo.ru/rtk-ibc/core/front-end-ds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93" style:family="table-cell" style:parent-style-name="Default">
      <style:table-cell-properties fo:background-color="#dedede" fo:border="0.06pt solid #000000">
        <style:hyperlink xlink:href="https://projects.rtk-sdo.ru/rtk-ibc/core/front-end-ds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dedede" fo:border="0.06pt solid #000000">
        <style:hyperlink xlink:href="https://projects.rtk-sdo.ru/rtk-ibc/core/front-end-ds/issues/47" xlink:type="simple"/>
      </style:table-cell-properties>
      <style:text-properties fo:color="#0000aa" style:text-underline-style="solid" style:text-underline-width="auto" style:text-underline-color="font-color"/>
    </style:style>
    <style:style style:name="ce95" style:family="table-cell" style:parent-style-name="Default">
      <style:table-cell-properties fo:background-color="#dedede" fo:border="0.06pt solid #000000">
        <style:hyperlink xlink:href="https://projects.rtk-sdo.ru/rtk-ibc/core/front-end-ds/issues/46" xlink:type="simple"/>
      </style:table-cell-properties>
      <style:text-properties fo:color="#0000aa" style:text-underline-style="solid" style:text-underline-width="auto" style:text-underline-color="font-color"/>
    </style:style>
    <style:style style:name="ce96" style:family="table-cell" style:parent-style-name="Default">
      <style:table-cell-properties fo:background-color="#dedede" fo:border="0.06pt solid #000000">
        <style:hyperlink xlink:href="https://projects.rtk-sdo.ru/rtk-ibc/core/front-end-ds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97" style:family="table-cell" style:parent-style-name="Default">
      <style:table-cell-properties fo:background-color="#dedede" fo:border="0.06pt solid #000000">
        <style:hyperlink xlink:href="https://projects.rtk-sdo.ru/rtk-ibc/core/front-end-ds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98" style:family="table-cell" style:parent-style-name="Default">
      <style:table-cell-properties fo:background-color="#dedede" fo:border="0.06pt solid #000000">
        <style:hyperlink xlink:href="https://projects.rtk-sdo.ru/rtk-ibc/core/front-end-ds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99" style:family="table-cell" style:parent-style-name="Default">
      <style:table-cell-properties fo:background-color="#dedede" fo:border="0.06pt solid #000000">
        <style:hyperlink xlink:href="https://projects.rtk-sdo.ru/rtk-ibc/core/back-end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dedede" fo:border="0.06pt solid #000000">
        <style:hyperlink xlink:href="https://projects.rtk-sdo.ru/rtk-ibc/core/back-end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01" style:family="table-cell" style:parent-style-name="Default">
      <style:table-cell-properties>
        <style:hyperlink xlink:href="https://projects.rtk-sdo.ru/rtk-ibc/core/front-end-ds/issues/96" xlink:type="simple"/>
      </style:table-cell-properties>
      <style:text-properties fo:color="#0000aa" style:text-underline-style="solid" style:text-underline-width="auto" style:text-underline-color="font-color"/>
    </style:style>
    <style:style style:name="ce102" style:family="table-cell" style:parent-style-name="Default">
      <style:table-cell-properties>
        <style:hyperlink xlink:href="https://projects.rtk-sdo.ru/rtk-ibc/core/front-end-ds/issues/97" xlink:type="simple"/>
      </style:table-cell-properties>
      <style:text-properties fo:color="#0000aa" style:text-underline-style="solid" style:text-underline-width="auto" style:text-underline-color="font-color"/>
    </style:style>
    <style:style style:name="ce103" style:family="table-cell" style:parent-style-name="Default">
      <style:table-cell-properties fo:background-color="#dedede" fo:border="0.06pt solid #000000">
        <style:hyperlink xlink:href="https://projects.rtk-sdo.ru/rtk-ibc/core/back-end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04" style:family="table-cell" style:parent-style-name="Default">
      <style:table-cell-properties fo:background-color="#dedede" fo:border="0.06pt solid #000000">
        <style:hyperlink xlink:href="https://projects.rtk-sdo.ru/rtk-ibc/core/front-end-ds/issues/94" xlink:type="simple"/>
      </style:table-cell-properties>
      <style:text-properties fo:color="#0000aa" style:text-underline-style="solid" style:text-underline-width="auto" style:text-underline-color="font-color"/>
    </style:style>
    <style:style style:name="ce105" style:family="table-cell" style:parent-style-name="Default">
      <style:table-cell-properties fo:background-color="#dedede" fo:border="0.06pt solid #000000">
        <style:hyperlink xlink:href="https://projects.rtk-sdo.ru/rtk-ibc/core/front-end-ds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106" style:family="table-cell" style:parent-style-name="Default">
      <style:table-cell-properties>
        <style:hyperlink xlink:href="https://projects.rtk-sdo.ru/rtk-ibc/core/back-end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07" style:family="table-cell" style:parent-style-name="Default">
      <style:table-cell-properties>
        <style:hyperlink xlink:href="https://projects.rtk-sdo.ru/rtk-ibc/core/front-end-ds/issues/95" xlink:type="simple"/>
      </style:table-cell-properties>
      <style:text-properties fo:color="#0000aa" style:text-underline-style="solid" style:text-underline-width="auto" style:text-underline-color="font-color"/>
    </style:style>
    <style:style style:name="ce108" style:family="table-cell" style:parent-style-name="Default">
      <style:table-cell-properties>
        <style:hyperlink xlink:href="https://projects.rtk-sdo.ru/rtk-ibc/core/back-end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dedede" fo:border="0.06pt solid #000000">
        <style:hyperlink xlink:href="https://projects.rtk-sdo.ru/rtk-ibc/core/front-end-ds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110" style:family="table-cell" style:parent-style-name="Default">
      <style:table-cell-properties fo:background-color="#dedede" fo:border="0.06pt solid #000000">
        <style:hyperlink xlink:href="https://projects.rtk-sdo.ru/rtk-ibc/core/back-end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11" style:family="table-cell" style:parent-style-name="Default">
      <style:table-cell-properties>
        <style:hyperlink xlink:href="https://projects.rtk-sdo.ru/rtk-ibc/core/back-end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12" style:family="table-cell" style:parent-style-name="Default">
      <style:table-cell-properties>
        <style:hyperlink xlink:href="https://projects.rtk-sdo.ru/rtk-ibc/core/front-end-ds/issues/90" xlink:type="simple"/>
      </style:table-cell-properties>
      <style:text-properties fo:color="#0000aa" style:text-underline-style="solid" style:text-underline-width="auto" style:text-underline-color="font-color"/>
    </style:style>
    <style:style style:name="ce113" style:family="table-cell" style:parent-style-name="Default">
      <style:table-cell-properties fo:background-color="#dedede" fo:border="0.06pt solid #000000">
        <style:hyperlink xlink:href="https://projects.rtk-sdo.ru/rtk-ibc/core/back-end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#dedede" fo:border="0.06pt solid #000000">
        <style:hyperlink xlink:href="https://projects.rtk-sdo.ru/rtk-ibc/core/front-end-ds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15" style:family="table-cell" style:parent-style-name="Default">
      <style:table-cell-properties>
        <style:hyperlink xlink:href="https://projects.rtk-sdo.ru/rtk-ibc/core/front-end-ds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116" style:family="table-cell" style:parent-style-name="Default">
      <style:table-cell-properties>
        <style:hyperlink xlink:href="https://projects.rtk-sdo.ru/rtk-ibc/core/front-end-ds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117" style:family="table-cell" style:parent-style-name="Default">
      <style:table-cell-properties fo:background-color="#dedede" fo:border="0.06pt solid #000000">
        <style:hyperlink xlink:href="https://projects.rtk-sdo.ru/rtk-ibc/core/front-end-ds/issues/87" xlink:type="simple"/>
      </style:table-cell-properties>
      <style:text-properties fo:color="#0000aa" style:text-underline-style="solid" style:text-underline-width="auto" style:text-underline-color="font-color"/>
    </style:style>
    <style:style style:name="ce118" style:family="table-cell" style:parent-style-name="Default">
      <style:table-cell-properties>
        <style:hyperlink xlink:href="https://projects.rtk-sdo.ru/rtk-ibc/core/front-end-ds/issues/86" xlink:type="simple"/>
      </style:table-cell-properties>
      <style:text-properties fo:color="#0000aa" style:text-underline-style="solid" style:text-underline-width="auto" style:text-underline-color="font-color"/>
    </style:style>
    <style:style style:name="ce119" style:family="table-cell" style:parent-style-name="Default">
      <style:table-cell-properties>
        <style:hyperlink xlink:href="https://projects.rtk-sdo.ru/rtk-ibc/core/front-end-ds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120" style:family="table-cell" style:parent-style-name="Default">
      <style:table-cell-properties>
        <style:hyperlink xlink:href="https://projects.rtk-sdo.ru/rtk-ibc/core/front-end-ds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dedede" fo:border="0.06pt solid #000000">
        <style:hyperlink xlink:href="https://projects.rtk-sdo.ru/rtk-ibc/core/front-end-ds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dedede" fo:border="0.06pt solid #000000">
        <style:hyperlink xlink:href="https://projects.rtk-sdo.ru/rtk-ibc/core/front-end-ds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23" style:family="table-cell" style:parent-style-name="Default">
      <style:table-cell-properties fo:background-color="#dedede" fo:border="0.06pt solid #000000">
        <style:hyperlink xlink:href="https://projects.rtk-sdo.ru/rtk-ibc/core/front-end-ds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24" style:family="table-cell" style:parent-style-name="Default">
      <style:table-cell-properties fo:background-color="#dedede" fo:border="0.06pt solid #000000">
        <style:hyperlink xlink:href="https://projects.rtk-sdo.ru/rtk-ibc/core/front-end-ds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25" style:family="table-cell" style:parent-style-name="Default">
      <style:table-cell-properties fo:background-color="#dedede" fo:border="0.06pt solid #000000">
        <style:hyperlink xlink:href="https://projects.rtk-sdo.ru/rtk-ibc/core/front-end-ds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126" style:family="table-cell" style:parent-style-name="Default">
      <style:table-cell-properties fo:background-color="#dedede" fo:border="0.06pt solid #000000">
        <style:hyperlink xlink:href="https://projects.rtk-sdo.ru/rtk-ibc/core/front-end-ds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27" style:family="table-cell" style:parent-style-name="Default">
      <style:table-cell-properties fo:background-color="#dedede" fo:border="0.06pt solid #000000">
        <style:hyperlink xlink:href="https://projects.rtk-sdo.ru/rtk-ibc/core/front-end-ds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128" style:family="table-cell" style:parent-style-name="Default">
      <style:table-cell-properties fo:background-color="#dedede" fo:border="0.06pt solid #000000">
        <style:hyperlink xlink:href="https://projects.rtk-sdo.ru/rtk-ibc/core/front-end-ds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29" style:family="table-cell" style:parent-style-name="Default">
      <style:table-cell-properties fo:background-color="#dedede" fo:border="0.06pt solid #000000">
        <style:hyperlink xlink:href="https://projects.rtk-sdo.ru/rtk-ibc/core/front-end-ds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130" style:family="table-cell" style:parent-style-name="Default">
      <style:table-cell-properties fo:background-color="#dedede" fo:border="0.06pt solid #000000">
        <style:hyperlink xlink:href="https://projects.rtk-sdo.ru/rtk-ibc/core/front-end-ds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31" style:family="table-cell" style:parent-style-name="Default">
      <style:table-cell-properties fo:background-color="#dedede" fo:border="0.06pt solid #000000">
        <style:hyperlink xlink:href="https://projects.rtk-sdo.ru/rtk-ibc/core/front-end-ds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32" style:family="table-cell" style:parent-style-name="Default">
      <style:table-cell-properties fo:background-color="#dedede" fo:border="0.06pt solid #000000">
        <style:hyperlink xlink:href="https://projects.rtk-sdo.ru/rtk-ibc/core/front-end-ds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133" style:family="table-cell" style:parent-style-name="Default">
      <style:table-cell-properties fo:background-color="#dedede" fo:border="0.06pt solid #000000">
        <style:hyperlink xlink:href="https://projects.rtk-sdo.ru/rtk-ibc/core/front-end-ds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34" style:family="table-cell" style:parent-style-name="Default">
      <style:table-cell-properties fo:background-color="#dedede" fo:border="0.06pt solid #000000">
        <style:hyperlink xlink:href="https://projects.rtk-sdo.ru/rtk-ibc/core/front-end-ds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35" style:family="table-cell" style:parent-style-name="Default">
      <style:table-cell-properties fo:background-color="#dedede" fo:border="0.06pt solid #000000">
        <style:hyperlink xlink:href="https://projects.rtk-sdo.ru/rtk-ibc/core/front-end-ds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136" style:family="table-cell" style:parent-style-name="Default">
      <style:table-cell-properties fo:background-color="#dedede" fo:border="0.06pt solid #000000">
        <style:hyperlink xlink:href="https://projects.rtk-sdo.ru/rtk-ibc/core/front-end-ds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37" style:family="table-cell" style:parent-style-name="Default">
      <style:table-cell-properties fo:background-color="#dedede" fo:border="0.06pt solid #000000">
        <style:hyperlink xlink:href="https://projects.rtk-sdo.ru/rtk-ibc/core/front-end-ds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38" style:family="table-cell" style:parent-style-name="Default">
      <style:table-cell-properties fo:background-color="#dedede" fo:border="0.06pt solid #000000">
        <style:hyperlink xlink:href="https://projects.rtk-sdo.ru/rtk-ibc/core/front-end-ds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39" style:family="table-cell" style:parent-style-name="Default">
      <style:table-cell-properties fo:background-color="#dedede" fo:border="0.06pt solid #000000">
        <style:hyperlink xlink:href="https://projects.rtk-sdo.ru/rtk-ibc/core/front-end-ds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40" style:family="table-cell" style:parent-style-name="Default">
      <style:table-cell-properties fo:background-color="#dedede" fo:border="0.06pt solid #000000">
        <style:hyperlink xlink:href="https://projects.rtk-sdo.ru/rtk-ibc/core/front-end-ds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41" style:family="table-cell" style:parent-style-name="Default">
      <style:table-cell-properties fo:background-color="#dedede" fo:border="0.06pt solid #000000">
        <style:hyperlink xlink:href="https://projects.rtk-sdo.ru/rtk-ibc/core/front-end-ds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42" style:family="table-cell" style:parent-style-name="Default">
      <style:table-cell-properties fo:background-color="#dedede" fo:border="0.06pt solid #000000">
        <style:hyperlink xlink:href="https://projects.rtk-sdo.ru/rtk-ibc/core/front-end-ds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143" style:family="table-cell" style:parent-style-name="Default">
      <style:table-cell-properties fo:background-color="#dedede" fo:border="0.06pt solid #000000">
        <style:hyperlink xlink:href="https://projects.rtk-sdo.ru/rtk-ibc/core/front-end-ds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44" style:family="table-cell" style:parent-style-name="Default">
      <style:table-cell-properties fo:background-color="#dedede" fo:border="0.06pt solid #000000">
        <style:hyperlink xlink:href="https://projects.rtk-sdo.ru/rtk-ibc/core/front-end-ds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#dedede" fo:border="0.06pt solid #000000">
        <style:hyperlink xlink:href="https://projects.rtk-sdo.ru/rtk-ibc/core/front-end-ds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#dedede" fo:border="0.06pt solid #000000">
        <style:hyperlink xlink:href="https://projects.rtk-sdo.ru/rtk-ibc/core/front-end-ds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47" style:family="table-cell" style:parent-style-name="Default">
      <style:table-cell-properties fo:background-color="#dedede" fo:border="0.06pt solid #000000">
        <style:hyperlink xlink:href="https://projects.rtk-sdo.ru/rtk-sdo/xbook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#dedede" fo:border="0.06pt solid #000000">
        <style:hyperlink xlink:href="https://projects.rtk-sdo.ru/rtk-sdo/xbook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149" style:family="table-cell" style:parent-style-name="Default">
      <style:table-cell-properties fo:background-color="#dedede" fo:border="0.06pt solid #000000">
        <style:hyperlink xlink:href="https://projects.rtk-sdo.ru/rtk-sdo/xbook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150" style:family="table-cell" style:parent-style-name="Default">
      <style:table-cell-properties>
        <style:hyperlink xlink:href="https://projects.rtk-sdo.ru/rtk-sdo/xbook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151" style:family="table-cell" style:parent-style-name="Default">
      <style:table-cell-properties>
        <style:hyperlink xlink:href="https://projects.rtk-sdo.ru/rtk-sdo/xbook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152" style:family="table-cell" style:parent-style-name="Default">
      <style:table-cell-properties>
        <style:hyperlink xlink:href="https://projects.rtk-sdo.ru/rtk-sdo/xbook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153" style:family="table-cell" style:parent-style-name="Default">
      <style:table-cell-properties fo:background-color="#dedede" fo:border="0.06pt solid #000000">
        <style:hyperlink xlink:href="https://projects.rtk-sdo.ru/rtk-sdo/xbook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54" style:family="table-cell" style:parent-style-name="Default">
      <style:table-cell-properties fo:background-color="#dedede" fo:border="0.06pt solid #000000">
        <style:hyperlink xlink:href="https://projects.rtk-sdo.ru/rtk-sdo/xbook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55" style:family="table-cell" style:parent-style-name="Default">
      <style:table-cell-properties fo:background-color="#dedede" fo:border="0.06pt solid #000000">
        <style:hyperlink xlink:href="https://projects.rtk-sdo.ru/rtk-sdo/xbook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56" style:family="table-cell" style:parent-style-name="Default">
      <style:table-cell-properties fo:background-color="#dedede" fo:border="0.06pt solid #000000">
        <style:hyperlink xlink:href="https://projects.rtk-sdo.ru/rtk-sdo/xbook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#dedede" fo:border="0.06pt solid #000000">
        <style:hyperlink xlink:href="https://projects.rtk-sdo.ru/rtk-sdo/xbook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58" style:family="table-cell" style:parent-style-name="Default">
      <style:table-cell-properties fo:background-color="#dedede" fo:border="0.06pt solid #000000">
        <style:hyperlink xlink:href="https://projects.rtk-sdo.ru/rtk-sdo/xbook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159" style:family="table-cell" style:parent-style-name="Default">
      <style:table-cell-properties fo:background-color="#dedede" fo:border="0.06pt solid #000000">
        <style:hyperlink xlink:href="https://projects.rtk-sdo.ru/rtk-sdo/xbook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60" style:family="table-cell" style:parent-style-name="Default">
      <style:table-cell-properties fo:background-color="#dedede" fo:border="0.06pt solid #000000">
        <style:hyperlink xlink:href="https://projects.rtk-sdo.ru/rtk-sdo/xbook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61" style:family="table-cell" style:parent-style-name="Default">
      <style:table-cell-properties fo:background-color="#dedede" fo:border="0.06pt solid #000000">
        <style:hyperlink xlink:href="https://projects.rtk-sdo.ru/rtk-sdo/xbook/issues/71" xlink:type="simple"/>
      </style:table-cell-properties>
      <style:text-properties fo:color="#0000aa" style:text-underline-style="solid" style:text-underline-width="auto" style:text-underline-color="font-color"/>
    </style:style>
    <style:style style:name="ce162" style:family="table-cell" style:parent-style-name="Default">
      <style:table-cell-properties fo:background-color="#dedede" fo:border="0.06pt solid #000000">
        <style:hyperlink xlink:href="https://projects.rtk-sdo.ru/rtk-sdo/xbook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163" style:family="table-cell" style:parent-style-name="Default">
      <style:table-cell-properties fo:background-color="#dedede" fo:border="0.06pt solid #000000">
        <style:hyperlink xlink:href="https://projects.rtk-sdo.ru/rtk-sdo/xbook/issues/6" xlink:type="simple"/>
      </style:table-cell-properties>
      <style:text-properties fo:color="#0000aa" style:text-underline-style="solid" style:text-underline-width="auto" style:text-underline-color="font-color"/>
    </style:style>
    <style:style style:name="ce164" style:family="table-cell" style:parent-style-name="Default">
      <style:table-cell-properties fo:background-color="#dedede" fo:border="0.06pt solid #000000">
        <style:hyperlink xlink:href="https://projects.rtk-sdo.ru/rtk-sdo/xbook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65" style:family="table-cell" style:parent-style-name="Default">
      <style:table-cell-properties fo:background-color="#dedede" fo:border="0.06pt solid #000000">
        <style:hyperlink xlink:href="https://projects.rtk-sdo.ru/rtk-sdo/xbook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66" style:family="table-cell" style:parent-style-name="Default">
      <style:table-cell-properties fo:background-color="#dedede" fo:border="0.06pt solid #000000">
        <style:hyperlink xlink:href="https://projects.rtk-sdo.ru/rtk-sdo/xbook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167" style:family="table-cell" style:parent-style-name="Default">
      <style:table-cell-properties fo:background-color="#dedede" fo:border="0.06pt solid #000000">
        <style:hyperlink xlink:href="https://projects.rtk-sdo.ru/rtk-sdo/xbook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68" style:family="table-cell" style:parent-style-name="Default">
      <style:table-cell-properties fo:background-color="#dedede" fo:border="0.06pt solid #000000">
        <style:hyperlink xlink:href="https://projects.rtk-sdo.ru/rtk-sdo/xbook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69" style:family="table-cell" style:parent-style-name="Default">
      <style:table-cell-properties fo:background-color="#dedede" fo:border="0.06pt solid #000000">
        <style:hyperlink xlink:href="https://projects.rtk-sdo.ru/rtk-sdo/xbook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70" style:family="table-cell" style:parent-style-name="Default">
      <style:table-cell-properties fo:background-color="#dedede" fo:border="0.06pt solid #000000">
        <style:hyperlink xlink:href="https://projects.rtk-sdo.ru/rtk-sdo/xbook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71" style:family="table-cell" style:parent-style-name="Default">
      <style:table-cell-properties fo:background-color="#dedede" fo:border="0.06pt solid #000000">
        <style:hyperlink xlink:href="https://projects.rtk-sdo.ru/rtk-sdo/xbook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172" style:family="table-cell" style:parent-style-name="Default">
      <style:table-cell-properties fo:background-color="#dedede" fo:border="0.06pt solid #000000">
        <style:hyperlink xlink:href="https://projects.rtk-sdo.ru/rtk-sdo/xbook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73" style:family="table-cell" style:parent-style-name="Default">
      <style:table-cell-properties fo:background-color="#dedede" fo:border="0.06pt solid #000000">
        <style:hyperlink xlink:href="https://projects.rtk-sdo.ru/rtk-sdo/xbook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74" style:family="table-cell" style:parent-style-name="Default">
      <style:table-cell-properties fo:background-color="#dedede" fo:border="0.06pt solid #000000">
        <style:hyperlink xlink:href="https://projects.rtk-sdo.ru/rtk-sdo/xbook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75" style:family="table-cell" style:parent-style-name="Default">
      <style:table-cell-properties fo:background-color="#dedede" fo:border="0.06pt solid #000000">
        <style:hyperlink xlink:href="https://projects.rtk-sdo.ru/rtk-sdo/xbook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76" style:family="table-cell" style:parent-style-name="Default">
      <style:table-cell-properties fo:background-color="#dedede" fo:border="0.06pt solid #000000">
        <style:hyperlink xlink:href="https://projects.rtk-sdo.ru/rtk-sdo/xbook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77" style:family="table-cell" style:parent-style-name="Default">
      <style:table-cell-properties fo:background-color="#dedede" fo:border="0.06pt solid #000000">
        <style:hyperlink xlink:href="https://projects.rtk-sdo.ru/rtk-sdo/xbook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78" style:family="table-cell" style:parent-style-name="Default">
      <style:table-cell-properties fo:background-color="#dedede" fo:border="0.06pt solid #000000">
        <style:hyperlink xlink:href="https://projects.rtk-sdo.ru/rtk-sdo/xbook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179" style:family="table-cell" style:parent-style-name="Default">
      <style:table-cell-properties fo:background-color="#dedede" fo:border="0.06pt solid #000000">
        <style:hyperlink xlink:href="https://projects.rtk-sdo.ru/rtk-sdo/xbook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80" style:family="table-cell" style:parent-style-name="Default">
      <style:table-cell-properties fo:background-color="#dedede" fo:border="0.06pt solid #000000">
        <style:hyperlink xlink:href="https://projects.rtk-sdo.ru/rtk-sdo/xbook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81" style:family="table-cell" style:parent-style-name="Default">
      <style:table-cell-properties fo:background-color="#dedede" fo:border="0.06pt solid #000000">
        <style:hyperlink xlink:href="https://projects.rtk-sdo.ru/rtk-sdo/xbook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82" style:family="table-cell" style:parent-style-name="Default">
      <style:table-cell-properties fo:background-color="#dedede" fo:border="0.06pt solid #000000">
        <style:hyperlink xlink:href="https://projects.rtk-sdo.ru/rtk-sdo/xbook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83" style:family="table-cell" style:parent-style-name="Default">
      <style:table-cell-properties>
        <style:hyperlink xlink:href="https://projects.rtk-sdo.ru/rtk-sdo/xbook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184" style:family="table-cell" style:parent-style-name="Default">
      <style:table-cell-properties>
        <style:hyperlink xlink:href="https://projects.rtk-sdo.ru/rtk-sdo/xbook/issues/83" xlink:type="simple"/>
      </style:table-cell-properties>
      <style:text-properties fo:color="#0000aa" style:text-underline-style="solid" style:text-underline-width="auto" style:text-underline-color="font-color"/>
    </style:style>
    <style:style style:name="ce185" style:family="table-cell" style:parent-style-name="Default">
      <style:table-cell-properties>
        <style:hyperlink xlink:href="https://projects.rtk-sdo.ru/rtk-sdo/xbook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186" style:family="table-cell" style:parent-style-name="Default">
      <style:table-cell-properties>
        <style:hyperlink xlink:href="https://projects.rtk-sdo.ru/rtk-sdo/xbook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187" style:family="table-cell" style:parent-style-name="Default">
      <style:table-cell-properties fo:background-color="#dedede" fo:border="0.06pt solid #000000">
        <style:hyperlink xlink:href="https://projects.rtk-sdo.ru/rtk-sdo/xbook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188" style:family="table-cell" style:parent-style-name="Default">
      <style:table-cell-properties>
        <style:hyperlink xlink:href="https://projects.rtk-sdo.ru/rtk-sdo/xbook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189" style:family="table-cell" style:parent-style-name="Default">
      <style:table-cell-properties fo:background-color="#dedede" fo:border="0.06pt solid #000000">
        <style:hyperlink xlink:href="https://projects.rtk-sdo.ru/rtk-sdo/xbook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190" style:family="table-cell" style:parent-style-name="Default">
      <style:table-cell-properties>
        <style:hyperlink xlink:href="https://projects.rtk-sdo.ru/rtk-videohosting/search-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91" style:family="table-cell" style:parent-style-name="Default">
      <style:table-cell-properties>
        <style:hyperlink xlink:href="https://projects.rtk-sdo.ru/rtk-videohosting/js-dash-play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92" style:family="table-cell" style:parent-style-name="Default">
      <style:table-cell-properties>
        <style:hyperlink xlink:href="https://projects.rtk-sdo.ru/rtk-videohosting/processing-engin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93" style:family="table-cell" style:parent-style-name="Default">
      <style:table-cell-properties fo:background-color="#dedede" fo:border="0.06pt solid #000000">
        <style:hyperlink xlink:href="https://projects.rtk-sdo.ru/rtk-videohosting/amazonapi/issues/2" xlink:type="simple"/>
      </style:table-cell-properties>
      <style:text-properties fo:color="#0000aa" style:text-underline-style="solid" style:text-underline-width="auto" style:text-underline-color="font-color"/>
    </style:style>
    <style:style style:name="ce194" style:family="table-cell" style:parent-style-name="Default">
      <style:table-cell-properties>
        <style:hyperlink xlink:href="https://projects.rtk-sdo.ru/rtk-videohosting/amazon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95" style:family="table-cell" style:parent-style-name="Default">
      <style:table-cell-properties fo:background-color="#dedede" fo:border="0.06pt solid #000000">
        <style:hyperlink xlink:href="https://projects.rtk-sdo.ru/rtk-ibc/core/rtkbiblio-manag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96" style:family="table-cell" style:parent-style-name="Default">
      <style:table-cell-properties fo:background-color="#dedede" fo:border="0.06pt solid #000000">
        <style:hyperlink xlink:href="https://projects.rtk-sdo.ru/rtk-sdo/rtk-sdo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97" style:family="table-cell" style:parent-style-name="Default">
      <style:table-cell-properties>
        <style:hyperlink xlink:href="https://projects.rtk-sdo.ru/rtk-sdo/rtk-sdo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98" style:family="table-cell" style:parent-style-name="Default">
      <style:table-cell-properties>
        <style:hyperlink xlink:href="https://projects.rtk-sdo.ru/rtk-sdo/rtk-sdo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99" style:family="table-cell" style:parent-style-name="Default">
      <style:table-cell-properties fo:background-color="#dedede" fo:border="0.06pt solid #000000">
        <style:hyperlink xlink:href="https://projects.rtk-sdo.ru/rtk-sdo/rtk-sdo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00" style:family="table-cell" style:parent-style-name="Default">
      <style:table-cell-properties fo:background-color="#dedede" fo:border="0.06pt solid #000000">
        <style:hyperlink xlink:href="https://projects.rtk-sdo.ru/rtk-sdo/rtk-sdo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01" style:family="table-cell" style:parent-style-name="Default">
      <style:table-cell-properties>
        <style:hyperlink xlink:href="https://projects.rtk-sdo.ru/rtk-sdo/rtk-sdo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02" style:family="table-cell" style:parent-style-name="Default">
      <style:table-cell-properties fo:background-color="#dedede" fo:border="0.06pt solid #000000">
        <style:hyperlink xlink:href="https://projects.rtk-sdo.ru/rtk-sdo/rtk-sdo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03" style:family="table-cell" style:parent-style-name="Default">
      <style:table-cell-properties fo:background-color="#dedede" fo:border="0.06pt solid #000000">
        <style:hyperlink xlink:href="https://projects.rtk-sdo.ru/rtk-sdo/rtk-sdo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04" style:family="table-cell" style:parent-style-name="Default">
      <style:table-cell-properties fo:background-color="#dedede" fo:border="0.06pt solid #000000">
        <style:hyperlink xlink:href="https://projects.rtk-sdo.ru/rtk-sdo/rtk-sdo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05" style:family="table-cell" style:parent-style-name="Default">
      <style:table-cell-properties fo:background-color="#dedede" fo:border="0.06pt solid #000000">
        <style:hyperlink xlink:href="https://projects.rtk-sdo.ru/rtk-sdo/rtk-sdo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06" style:family="table-cell" style:parent-style-name="Default">
      <style:table-cell-properties>
        <style:hyperlink xlink:href="https://projects.rtk-sdo.ru/rtk-sdo/lms-newlook-bundle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dedede" fo:border="0.06pt solid #000000">
        <style:hyperlink xlink:href="https://projects.rtk-sdo.ru/rtk-sdo/lms-newlook-meteo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08" style:family="table-cell" style:parent-style-name="Default">
      <style:table-cell-properties>
        <style:hyperlink xlink:href="https://projects.rtk-sdo.ru/rtk-sdo/xbook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209" style:family="table-cell" style:parent-style-name="Default">
      <style:table-cell-properties fo:background-color="#dedede" fo:border="0.06pt solid #000000">
        <style:hyperlink xlink:href="https://projects.rtk-sdo.ru/rtk-sdo/xbook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210" style:family="table-cell" style:parent-style-name="Default">
      <style:table-cell-properties>
        <style:hyperlink xlink:href="https://projects.rtk-sdo.ru/rtk-sdo/xbook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211" style:family="table-cell" style:parent-style-name="Default">
      <style:table-cell-properties fo:background-color="#dedede" fo:border="0.06pt solid #000000">
        <style:hyperlink xlink:href="https://projects.rtk-sdo.ru/rtk-sdo/xbook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dedede" fo:border="0.06pt solid #000000">
        <style:hyperlink xlink:href="https://projects.rtk-sdo.ru/rtk-sdo/xbook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213" style:family="table-cell" style:parent-style-name="Default">
      <style:table-cell-properties fo:background-color="#dedede" fo:border="0.06pt solid #000000">
        <style:hyperlink xlink:href="https://projects.rtk-sdo.ru/rtk-sdo/xbook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14" style:family="table-cell" style:parent-style-name="Default">
      <style:table-cell-properties fo:background-color="#dedede" fo:border="0.06pt solid #000000">
        <style:hyperlink xlink:href="https://projects.rtk-sdo.ru/rtk-sdo/xbook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215" style:family="table-cell" style:parent-style-name="Default">
      <style:table-cell-properties fo:background-color="#dedede" fo:border="0.06pt solid #000000">
        <style:hyperlink xlink:href="https://projects.rtk-sdo.ru/rtk-sdo/xbook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16" style:family="table-cell" style:parent-style-name="Default">
      <style:table-cell-properties fo:background-color="#dedede" fo:border="0.06pt solid #000000">
        <style:hyperlink xlink:href="https://projects.rtk-sdo.ru/rtk-sdo/xbook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217" style:family="table-cell" style:parent-style-name="Default">
      <style:table-cell-properties fo:background-color="#dedede" fo:border="0.06pt solid #000000">
        <style:hyperlink xlink:href="https://projects.rtk-sdo.ru/rtk-sdo/xbook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218" style:family="table-cell" style:parent-style-name="Default">
      <style:table-cell-properties>
        <style:hyperlink xlink:href="https://projects.rtk-sdo.ru/rtk-sdo/xbook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219" style:family="table-cell" style:parent-style-name="Default">
      <style:table-cell-properties fo:background-color="#dedede" fo:border="0.06pt solid #000000">
        <style:hyperlink xlink:href="https://projects.rtk-sdo.ru/rtk-sdo/xbook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20" style:family="table-cell" style:parent-style-name="Default">
      <style:table-cell-properties fo:background-color="#dedede" fo:border="0.06pt solid #000000">
        <style:hyperlink xlink:href="https://projects.rtk-sdo.ru/rtk-sdo/xbook/issues/58" xlink:type="simple"/>
      </style:table-cell-properties>
      <style:text-properties fo:color="#0000aa" style:text-underline-style="solid" style:text-underline-width="auto" style:text-underline-color="font-color"/>
    </style:style>
    <style:style style:name="ce221" style:family="table-cell" style:parent-style-name="Default">
      <style:table-cell-properties fo:background-color="#dedede" fo:border="0.06pt solid #000000">
        <style:hyperlink xlink:href="https://projects.rtk-sdo.ru/rtk-ibc/player/mp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22" style:family="table-cell" style:parent-style-name="Default">
      <style:table-cell-properties fo:background-color="#dedede" fo:border="0.06pt solid #000000">
        <style:hyperlink xlink:href="https://projects.rtk-sdo.ru/rtk-sdo/lms-newlook-bundle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23" style:family="table-cell" style:parent-style-name="Default">
      <style:table-cell-properties fo:background-color="#dedede" fo:border="0.06pt solid #000000">
        <style:hyperlink xlink:href="https://projects.rtk-sdo.ru/rtk-sdo/lms-newlook-bundle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24" style:family="table-cell" style:parent-style-name="Default">
      <style:table-cell-properties fo:background-color="#dedede" fo:border="0.06pt solid #000000">
        <style:hyperlink xlink:href="https://projects.rtk-sdo.ru/rtk-sdo/lms-newlook-bundle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25" style:family="table-cell" style:parent-style-name="Default">
      <style:table-cell-properties fo:background-color="#dedede" fo:border="0.06pt solid #000000">
        <style:hyperlink xlink:href="https://projects.rtk-sdo.ru/rtk-sdo/lms-newlook-bundle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26" style:family="table-cell" style:parent-style-name="Default">
      <style:table-cell-properties fo:background-color="#dedede" fo:border="0.06pt solid #000000">
        <style:hyperlink xlink:href="https://projects.rtk-sdo.ru/rtk-sdo/lms-newlook-bundle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27" style:family="table-cell" style:parent-style-name="Default">
      <style:table-cell-properties fo:background-color="#dedede" fo:border="0.06pt solid #000000">
        <style:hyperlink xlink:href="https://projects.rtk-sdo.ru/rtk-sdo/lms-newlook-bundle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28" style:family="table-cell" style:parent-style-name="Default">
      <style:table-cell-properties fo:background-color="#dedede" fo:border="0.06pt solid #000000">
        <style:hyperlink xlink:href="https://projects.rtk-sdo.ru/rtk-sdo/lms-newlook-bundle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29" style:family="table-cell" style:parent-style-name="Default">
      <style:table-cell-properties fo:background-color="#dedede" fo:border="0.06pt solid #000000">
        <style:hyperlink xlink:href="https://projects.rtk-sdo.ru/rtk-sdo/lms-newlook-bundle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30" style:family="table-cell" style:parent-style-name="Default">
      <style:table-cell-properties fo:background-color="#dedede" fo:border="0.06pt solid #000000">
        <style:hyperlink xlink:href="https://projects.rtk-sdo.ru/rtk-sdo/lms-newlook-bundle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31" style:family="table-cell" style:parent-style-name="Default">
      <style:table-cell-properties>
        <style:hyperlink xlink:href="https://projects.rtk-sdo.ru/rtk-sdo/lms-newlook-bundle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32" style:family="table-cell" style:parent-style-name="Default">
      <style:table-cell-properties>
        <style:hyperlink xlink:href="https://projects.rtk-sdo.ru/rtk-sdo/lms-newlook-bundle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33" style:family="table-cell" style:parent-style-name="Default">
      <style:table-cell-properties fo:background-color="#dedede" fo:border="0.06pt solid #000000">
        <style:hyperlink xlink:href="https://projects.rtk-sdo.ru/rtk-sdo/lms-newlook-bundle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34" style:family="table-cell" style:parent-style-name="Default">
      <style:table-cell-properties fo:background-color="#dedede" fo:border="0.06pt solid #000000">
        <style:hyperlink xlink:href="https://projects.rtk-sdo.ru/rtk-sdo/lms-newlook-meteor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35" style:family="table-cell" style:parent-style-name="Default">
      <style:table-cell-properties>
        <style:hyperlink xlink:href="https://projects.rtk-sdo.ru/rtk-sdo/lms-newlook-bundle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36" style:family="table-cell" style:parent-style-name="Default">
      <style:table-cell-properties fo:background-color="#dedede" fo:border="0.06pt solid #000000">
        <style:hyperlink xlink:href="https://projects.rtk-sdo.ru/rtk-sdo/lms-newlook-bundle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37" style:family="table-cell" style:parent-style-name="Default">
      <style:table-cell-properties fo:background-color="#dedede" fo:border="0.06pt solid #000000">
        <style:hyperlink xlink:href="https://projects.rtk-sdo.ru/rtk-sdo/lms-newlook-meteor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38" style:family="table-cell" style:parent-style-name="Default">
      <style:table-cell-properties fo:background-color="#dedede" fo:border="0.06pt solid #000000">
        <style:hyperlink xlink:href="https://projects.rtk-sdo.ru/rtk-sdo/lms-newlook-bundle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39" style:family="table-cell" style:parent-style-name="Default">
      <style:table-cell-properties fo:background-color="#dedede" fo:border="0.06pt solid #000000">
        <style:hyperlink xlink:href="https://projects.rtk-sdo.ru/rtk-sdo/lms-newlook-meteor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40" style:family="table-cell" style:parent-style-name="Default">
      <style:table-cell-properties fo:background-color="#dedede" fo:border="0.06pt solid #000000">
        <style:hyperlink xlink:href="https://projects.rtk-sdo.ru/rtk-sdo/lms-newlook-meteor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41" style:family="table-cell" style:parent-style-name="Default">
      <style:table-cell-properties fo:background-color="#dedede" fo:border="0.06pt solid #000000">
        <style:hyperlink xlink:href="https://projects.rtk-sdo.ru/rtk-sdo/lms-newlook-bundle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42" style:family="table-cell" style:parent-style-name="Default">
      <style:table-cell-properties fo:background-color="#dedede" fo:border="0.06pt solid #000000">
        <style:hyperlink xlink:href="https://projects.rtk-sdo.ru/rtk-sdo/lms-newlook-meteor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43" style:family="table-cell" style:parent-style-name="Default">
      <style:table-cell-properties fo:background-color="#dedede" fo:border="0.06pt solid #000000">
        <style:hyperlink xlink:href="https://projects.rtk-sdo.ru/rtk-sdo/lms-newlook-meteor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44" style:family="table-cell" style:parent-style-name="Default">
      <style:table-cell-properties fo:background-color="#dedede" fo:border="0.06pt solid #000000">
        <style:hyperlink xlink:href="https://projects.rtk-sdo.ru/rtk-sdo/lms-newlook-meteor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45" style:family="table-cell" style:parent-style-name="Default">
      <style:table-cell-properties fo:background-color="#dedede" fo:border="0.06pt solid #000000">
        <style:hyperlink xlink:href="https://projects.rtk-sdo.ru/rtk-sdo/lms-newlook-bundle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46" style:family="table-cell" style:parent-style-name="Default">
      <style:table-cell-properties fo:background-color="#dedede" fo:border="0.06pt solid #000000">
        <style:hyperlink xlink:href="https://projects.rtk-sdo.ru/rtk-sdo/lms-newlook-api/issues/4" xlink:type="simple"/>
      </style:table-cell-properties>
      <style:text-properties fo:color="#0000aa" style:text-underline-style="solid" style:text-underline-width="auto" style:text-underline-color="font-color"/>
    </style:style>
    <style:style style:name="ce247" style:family="table-cell" style:parent-style-name="Default">
      <style:table-cell-properties fo:background-color="#dedede" fo:border="0.06pt solid #000000">
        <style:hyperlink xlink:href="https://projects.rtk-sdo.ru/rtk-sdo/lms-newlook-bundle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48" style:family="table-cell" style:parent-style-name="Default">
      <style:table-cell-properties fo:background-color="#dedede" fo:border="0.06pt solid #000000">
        <style:hyperlink xlink:href="https://projects.rtk-sdo.ru/rtk-sdo/lms-newlook-meteor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49" style:family="table-cell" style:parent-style-name="Default">
      <style:table-cell-properties>
        <style:hyperlink xlink:href="https://projects.rtk-sdo.ru/rtk-sdo/lms-newlook-bundle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50" style:family="table-cell" style:parent-style-name="Default">
      <style:table-cell-properties fo:background-color="#dedede" fo:border="0.06pt solid #000000">
        <style:hyperlink xlink:href="https://projects.rtk-sdo.ru/rtk-sdo/lms-newlook-bundl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51" style:family="table-cell" style:parent-style-name="Default">
      <style:table-cell-properties>
        <style:hyperlink xlink:href="https://projects.rtk-sdo.ru/rtk-sdo/lms-newlook-bundle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52" style:family="table-cell" style:parent-style-name="Default">
      <style:table-cell-properties>
        <style:hyperlink xlink:href="https://projects.rtk-sdo.ru/rtk-sdo/lms-newlook-bundle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53" style:family="table-cell" style:parent-style-name="Default">
      <style:table-cell-properties>
        <style:hyperlink xlink:href="https://projects.rtk-sdo.ru/rtk-sdo/lms-newlook-bundle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254" style:family="table-cell" style:parent-style-name="Default">
      <style:table-cell-properties>
        <style:hyperlink xlink:href="https://projects.rtk-sdo.ru/rtk-sdo/lms-newlook-bundle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55" style:family="table-cell" style:parent-style-name="Default">
      <style:table-cell-properties>
        <style:hyperlink xlink:href="https://projects.rtk-sdo.ru/rtk-sdo/lms-newlook-bundle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56" style:family="table-cell" style:parent-style-name="Default">
      <style:table-cell-properties fo:background-color="#dedede" fo:border="0.06pt solid #000000">
        <style:hyperlink xlink:href="https://projects.rtk-sdo.ru/rtk-sdo/lms-newlook-bundle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257" style:family="table-cell" style:parent-style-name="Default">
      <style:table-cell-properties fo:background-color="#dedede" fo:border="0.06pt solid #000000">
        <style:hyperlink xlink:href="https://projects.rtk-sdo.ru/rtk-sdo/lms-newlook-bundle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58" style:family="table-cell" style:parent-style-name="Default">
      <style:table-cell-properties fo:background-color="#dedede" fo:border="0.06pt solid #000000">
        <style:hyperlink xlink:href="https://projects.rtk-sdo.ru/rtk-sdo/lms-newlook-bundle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59" style:family="table-cell" style:parent-style-name="Default">
      <style:table-cell-properties>
        <style:hyperlink xlink:href="https://projects.rtk-sdo.ru/rtk-sdo/lms-newlook-bundle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260" style:family="table-cell" style:parent-style-name="Default">
      <style:table-cell-properties>
        <style:hyperlink xlink:href="https://projects.rtk-sdo.ru/rtk-sdo/lms-newlook-bundle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261" style:family="table-cell" style:parent-style-name="Default">
      <style:table-cell-properties fo:background-color="#dedede" fo:border="0.06pt solid #000000">
        <style:hyperlink xlink:href="https://projects.rtk-sdo.ru/rtk-sdo/lms-newlook-bundle/issues/3" xlink:type="simple"/>
      </style:table-cell-properties>
      <style:text-properties fo:color="#0000aa" style:text-underline-style="solid" style:text-underline-width="auto" style:text-underline-color="font-color"/>
    </style:style>
    <style:style style:name="ce262" style:family="table-cell" style:parent-style-name="Default">
      <style:table-cell-properties fo:background-color="#dedede" fo:border="0.06pt solid #000000">
        <style:hyperlink xlink:href="https://projects.rtk-sdo.ru/rtk-sdo/lms-newlook-bundle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63" style:family="table-cell" style:parent-style-name="Default">
      <style:table-cell-properties fo:background-color="#dedede" fo:border="0.06pt solid #000000">
        <style:hyperlink xlink:href="https://projects.rtk-sdo.ru/rtk-sdo/lms-newlook-bundle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64" style:family="table-cell" style:parent-style-name="Default">
      <style:table-cell-properties>
        <style:hyperlink xlink:href="https://projects.rtk-sdo.ru/rtk-sdo/lms-newlook-bundle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265" style:family="table-cell" style:parent-style-name="Default">
      <style:table-cell-properties>
        <style:hyperlink xlink:href="https://projects.rtk-sdo.ru/rtk-sdo/lms-newlook-bundle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266" style:family="table-cell" style:parent-style-name="Default">
      <style:table-cell-properties>
        <style:hyperlink xlink:href="https://projects.rtk-sdo.ru/rtk-sdo/lms-newlook-bundle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67" style:family="table-cell" style:parent-style-name="Default">
      <style:table-cell-properties>
        <style:hyperlink xlink:href="https://projects.rtk-sdo.ru/rtk-sdo/lms-newlook-bundle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268" style:family="table-cell" style:parent-style-name="Default">
      <style:table-cell-properties>
        <style:hyperlink xlink:href="https://projects.rtk-sdo.ru/rtk-sdo/lms-newlook-bundle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69" style:family="table-cell" style:parent-style-name="Default">
      <style:table-cell-properties>
        <style:hyperlink xlink:href="https://projects.rtk-sdo.ru/rtk-sdo/lms-newlook-bundle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70" style:family="table-cell" style:parent-style-name="Default">
      <style:table-cell-properties fo:background-color="#dedede" fo:border="0.06pt solid #000000">
        <style:hyperlink xlink:href="https://projects.rtk-sdo.ru/rtk-sdo/lms-newlook-meteo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271" style:family="table-cell" style:parent-style-name="Default">
      <style:table-cell-properties fo:background-color="#dedede" fo:border="0.06pt solid #000000">
        <style:hyperlink xlink:href="https://projects.rtk-sdo.ru/rtk-sdo/lms-newlook-meteo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72" style:family="table-cell" style:parent-style-name="Default">
      <style:table-cell-properties>
        <style:hyperlink xlink:href="https://projects.rtk-sdo.ru/rtk-sdo/lms-newlook-bundle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73" style:family="table-cell" style:parent-style-name="Default">
      <style:table-cell-properties fo:background-color="#dedede" fo:border="0.06pt solid #000000">
        <style:hyperlink xlink:href="https://projects.rtk-sdo.ru/rtk-sdo/lms-newlook-api/issues/3" xlink:type="simple"/>
      </style:table-cell-properties>
      <style:text-properties fo:color="#0000aa" style:text-underline-style="solid" style:text-underline-width="auto" style:text-underline-color="font-color"/>
    </style:style>
    <style:style style:name="ce274" style:family="table-cell" style:parent-style-name="Default">
      <style:table-cell-properties>
        <style:hyperlink xlink:href="https://projects.rtk-sdo.ru/rtk-sdo/lms-newlook-bundle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75" style:family="table-cell" style:parent-style-name="Default">
      <style:table-cell-properties fo:background-color="#dedede" fo:border="0.06pt solid #000000">
        <style:hyperlink xlink:href="https://projects.rtk-sdo.ru/rtk-sdo/lms-newlook-meteo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76" style:family="table-cell" style:parent-style-name="Default">
      <style:table-cell-properties fo:background-color="#dedede" fo:border="0.06pt solid #000000">
        <style:hyperlink xlink:href="https://projects.rtk-sdo.ru/rtk-sdo/lms-newlook-bundle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277" style:family="table-cell" style:parent-style-name="Default">
      <style:table-cell-properties fo:background-color="#dedede" fo:border="0.06pt solid #000000">
        <style:hyperlink xlink:href="https://projects.rtk-sdo.ru/rtk-sdo/lms-newlook-meteo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78" style:family="table-cell" style:parent-style-name="Default">
      <style:table-cell-properties fo:background-color="#dedede" fo:border="0.06pt solid #000000">
        <style:hyperlink xlink:href="https://projects.rtk-sdo.ru/rtk-sdo/lms-newlook-meteo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79" style:family="table-cell" style:parent-style-name="Default">
      <style:table-cell-properties fo:background-color="#dedede" fo:border="0.06pt solid #000000">
        <style:hyperlink xlink:href="https://projects.rtk-sdo.ru/rtk-sdo/lms-newlook-meteo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80" style:family="table-cell" style:parent-style-name="Default">
      <style:table-cell-properties fo:background-color="#dedede" fo:border="0.06pt solid #000000">
        <style:hyperlink xlink:href="https://projects.rtk-sdo.ru/rtk-sdo/lms-newlook-bundle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281" style:family="table-cell" style:parent-style-name="Default">
      <style:table-cell-properties fo:background-color="#dedede" fo:border="0.06pt solid #000000">
        <style:hyperlink xlink:href="https://projects.rtk-sdo.ru/rtk-sdo/lms-newlook-meteor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82" style:family="table-cell" style:parent-style-name="Default">
      <style:table-cell-properties fo:background-color="#dedede" fo:border="0.06pt solid #000000">
        <style:hyperlink xlink:href="https://projects.rtk-sdo.ru/rtk-sdo/lms-newlook-meteo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83" style:family="table-cell" style:parent-style-name="Default">
      <style:table-cell-properties fo:background-color="#dedede" fo:border="0.06pt solid #000000">
        <style:hyperlink xlink:href="https://projects.rtk-sdo.ru/rtk-sdo/lms-newlook-meteor/issues/12" xlink:type="simple"/>
      </style:table-cell-properties>
      <style:text-properties fo:color="#0000aa" style:text-underline-style="solid" style:text-underline-width="auto" style:text-underline-color="font-color"/>
    </style:style>
  </office:automatic-styles>
  <office:body>
    <office:spreadsheet>
      <table:table table:name="Список" table:style-name="ta1">
        <table:table-column table:style-name="co1" table:default-cell-style-name="ce1"/>
        <table:table-row table:style-name="ro1">
          <table:table-cell office:value-type="string" calcext:value-type="string">
            <text:p>Алексей Солдатов</text:p>
          </table:table-cell>
        </table:table-row>
        <table:table-row table:style-name="ro1">
          <table:table-cell table:style-name="ce2" office:value-type="string" calcext:value-type="string">
            <text:p>Антон Палий</text:p>
          </table:table-cell>
        </table:table-row>
        <table:table-row table:style-name="ro1">
          <table:table-cell table:style-name="ce3" office:value-type="string" calcext:value-type="string">
            <text:p>Артем Янкин</text:p>
          </table:table-cell>
        </table:table-row>
        <table:table-row table:style-name="ro1">
          <table:table-cell table:style-name="ce4" office:value-type="string" calcext:value-type="string">
            <text:p>Денис Безруков</text:p>
          </table:table-cell>
        </table:table-row>
        <table:table-row table:style-name="ro1">
          <table:table-cell table:style-name="ce5" office:value-type="string" calcext:value-type="string">
            <text:p>Игорь Акулов</text:p>
          </table:table-cell>
        </table:table-row>
        <table:table-row table:style-name="ro1">
          <table:table-cell table:style-name="ce6" office:value-type="string" calcext:value-type="string">
            <text:p>Ирина Смышляева</text:p>
          </table:table-cell>
        </table:table-row>
        <table:table-row table:style-name="ro1">
          <table:table-cell table:style-name="ce7" office:value-type="string" calcext:value-type="string">
            <text:p>Михаил Лапин</text:p>
          </table:table-cell>
        </table:table-row>
        <table:table-row table:style-name="ro1">
          <table:table-cell table:style-name="ce8" office:value-type="string" calcext:value-type="string">
            <text:p>Олег Анучин</text:p>
          </table:table-cell>
        </table:table-row>
        <table:table-row table:style-name="ro1">
          <table:table-cell table:style-name="ce9" office:value-type="string" calcext:value-type="string">
            <text:p>Павел Потапов</text:p>
          </table:table-cell>
        </table:table-row>
        <table:table-row table:style-name="ro1">
          <table:table-cell table:style-name="ce10" office:value-type="string" calcext:value-type="string">
            <text:p>Роберт Вебер</text:p>
          </table:table-cell>
        </table:table-row>
        <table:table-row table:style-name="ro1">
          <table:table-cell table:style-name="ce11" office:value-type="string" calcext:value-type="string">
            <text:p>Сергей Зверев</text:p>
          </table:table-cell>
        </table:table-row>
        <table:table-row table:style-name="ro1">
          <table:table-cell table:style-name="ce12" office:value-type="string" calcext:value-type="string">
            <text:p>Сергей Красков</text:p>
          </table:table-cell>
        </table:table-row>
        <table:table-row table:style-name="ro1">
          <table:table-cell table:style-name="ce13" office:value-type="string" calcext:value-type="string">
            <text:p>Сергей Окишев</text:p>
          </table:table-cell>
        </table:table-row>
      </table:table>
      <table:table table:name="Алексей Солдат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лексей Солдат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31" office:value-type="string" calcext:value-type="string" table:number-columns-spanned="2" table:number-rows-spanned="1">
            <text:p>&lt; 06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07 08 2017 - 13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14 08 2017 - 20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1 08 2017 - 27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8 08 2017 - 03 09 2017</text:p>
          </table:table-cell>
          <table:covered-table-cell table:style-name="ce31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6" office:value-type="string" calcext:value-type="string">
            <text:p>#66 Создание библиотеки компонентов общей для редактора и плэйера</text:p>
          </table:table-cell>
          <table:table-cell table:style-name="Default" office:value-type="string" calcext:value-type="string">
            <text:p>11-07-2017 12:3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7" office:value-type="string" calcext:value-type="string">
            <text:p>#78 Актуализировать модель данных учебника</text:p>
          </table:table-cell>
          <table:table-cell table:style-name="Default" office:value-type="string" calcext:value-type="string">
            <text:p>07-08-2017 12:2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" office:value-type="string" calcext:value-type="string">
            <text:p>#75 Поправить баг с отображением HeaderNavigationPane</text:p>
          </table:table-cell>
          <table:table-cell office:value-type="string" calcext:value-type="string">
            <text:p>18-07-2017 14:00</text:p>
          </table:table-cell>
          <table:table-cell office:value-type="string" calcext:value-type="string">
            <text:p>05-08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" office:value-type="string" calcext:value-type="string">
            <text:p>#31 Реализовать галерею изображений</text:p>
          </table:table-cell>
          <table:table-cell office:value-type="string" calcext:value-type="string">
            <text:p>09-06-2017 13:48</text:p>
          </table:table-cell>
          <table:table-cell office:value-type="string" calcext:value-type="string">
            <text:p>19-06-2017 00:2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" office:value-type="string" calcext:value-type="string">
            <text:p>#53 Ошибки навигации: переименовать состояние кнопки "Блок пройден" в "Страница изучена"</text:p>
          </table:table-cell>
          <table:table-cell office:value-type="string" calcext:value-type="string">
            <text:p>20-06-2017 12:38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" office:value-type="string" calcext:value-type="string">
            <text:p>#44 Сделать нижнюю навигацию</text:p>
          </table:table-cell>
          <table:table-cell office:value-type="string" calcext:value-type="string">
            <text:p>09-06-2017 15:59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" office:value-type="string" calcext:value-type="string">
            <text:p>#43 Реализовать логику отключения изображений и видео с заменой их на альтернативный текст</text:p>
          </table:table-cell>
          <table:table-cell office:value-type="string" calcext:value-type="string">
            <text:p>09-06-2017 14:29</text:p>
          </table:table-cell>
          <table:table-cell office:value-type="string" calcext:value-type="string">
            <text:p>26-06-2017 22:0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" office:value-type="string" calcext:value-type="string">
            <text:p>#51 Ошибки навигации: при переходе на новую страницу не происходит перемотка в начало страницы</text:p>
          </table:table-cell>
          <table:table-cell office:value-type="string" calcext:value-type="string">
            <text:p>20-06-2017 12:16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" office:value-type="string" calcext:value-type="string">
            <text:p>#26 Сделать верхнее меню(навигация между блоками)</text:p>
          </table:table-cell>
          <table:table-cell office:value-type="string" calcext:value-type="string">
            <text:p>08-06-2017 00:21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" office:value-type="string" calcext:value-type="string">
            <text:p>#22 Убрать баг с отображением активного блока</text:p>
          </table:table-cell>
          <table:table-cell office:value-type="string" calcext:value-type="string">
            <text:p>05-06-2017 13:25</text:p>
          </table:table-cell>
          <table:table-cell office:value-type="string" calcext:value-type="string">
            <text:p>07-06-2017 09:0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" office:value-type="string" calcext:value-type="string">
            <text:p>#24 Исправить переход по роуту на страницу</text:p>
          </table:table-cell>
          <table:table-cell office:value-type="string" calcext:value-type="string">
            <text:p>08-06-2017 00:1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" office:value-type="string" calcext:value-type="string">
            <text:p>#21 Под новую модель данных учебника переделать компонент "Sidebar"</text:p>
          </table:table-cell>
          <table:table-cell office:value-type="string" calcext:value-type="string">
            <text:p>05-06-2017 03:27</text:p>
          </table:table-cell>
          <table:table-cell office:value-type="string" calcext:value-type="string">
            <text:p>07-06-2017 09:00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8" office:value-type="string" calcext:value-type="string">
            <text:p>#56 Работу с изображениями сделать централизовано через XImage</text:p>
          </table:table-cell>
          <table:table-cell office:value-type="string" calcext:value-type="string">
            <text:p>22-06-2017 14:56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9" office:value-type="string" calcext:value-type="string">
            <text:p>#55 Сделать а11у в ХВидео</text:p>
          </table:table-cell>
          <table:table-cell office:value-type="string" calcext:value-type="string">
            <text:p>22-06-2017 14:55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0" office:value-type="string" calcext:value-type="string">
            <text:p>#52 Ошибки навигации: нет перехода на следующую/предыдущую страницу между подразделами и разделами книги</text:p>
          </table:table-cell>
          <table:table-cell office:value-type="string" calcext:value-type="string">
            <text:p>20-06-2017 12:19</text:p>
          </table:table-cell>
          <table:table-cell office:value-type="string" calcext:value-type="string">
            <text:p>21-06-2017 23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Ирина Смышляев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рина Смышляева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31" office:value-type="string" calcext:value-type="string" table:number-columns-spanned="2" table:number-rows-spanned="1">
            <text:p>&lt; 06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07 08 2017 - 13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14 08 2017 - 20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1 08 2017 - 27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8 08 2017 - 03 09 2017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2" office:value-type="string" calcext:value-type="string">
            <text:p>#69 При изменении ширины экрана ломается вёрстка панели a11y</text:p>
          </table:table-cell>
          <table:table-cell office:value-type="string" calcext:value-type="string">
            <text:p>12-07-2017 15: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3" office:value-type="string" calcext:value-type="string">
            <text:p>#72 Доработать панель a11y для обеспечения доступности через screen readers</text:p>
          </table:table-cell>
          <table:table-cell office:value-type="string" calcext:value-type="string">
            <text:p>12-07-2017 16:01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34" office:value-type="string" calcext:value-type="string">
            <text:p>#42 Реализовать панель a11y</text:p>
          </table:table-cell>
          <table:table-cell table:style-name="ce15" office:value-type="string" calcext:value-type="string">
            <text:p>09-06-2017 14:27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6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Денис Безру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Денис Безру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31" office:value-type="string" calcext:value-type="string" table:number-columns-spanned="2" table:number-rows-spanned="1">
            <text:p>&lt; 06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07 08 2017 - 13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14 08 2017 - 20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1 08 2017 - 27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8 08 2017 - 03 09 2017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35" office:value-type="string" calcext:value-type="string">
            <text:p>#21 OKR-1.7-132 Реализовать бандлирование на стороне сервера</text:p>
          </table:table-cell>
          <table:table-cell table:style-name="ce15" office:value-type="string" calcext:value-type="string">
            <text:p>17-05-2017 16:50</text:p>
          </table:table-cell>
          <table:table-cell table:style-name="ce15" office:value-type="string" calcext:value-type="string">
            <text:p>29-05-2017 13:22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6" office:value-type="string" calcext:value-type="string">
            <text:p>#103 Исправить баг в просмотре электронного учебника в учебниках Просвещения в Firefox</text:p>
          </table:table-cell>
          <table:table-cell office:value-type="string" calcext:value-type="string">
            <text:p>09-08-2017 13:32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37" office:value-type="string" calcext:value-type="string">
            <text:p>#27 Включить бандлирование на стороне сервера ZIP-архива</text:p>
          </table:table-cell>
          <table:table-cell table:style-name="ce15" office:value-type="string" calcext:value-type="string">
            <text:p>30-05-2017 12:47</text:p>
          </table:table-cell>
          <table:table-cell table:style-name="ce15" office:value-type="string" calcext:value-type="string">
            <text:p>12-06-2017 07:3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8" office:value-type="string" calcext:value-type="string">
            <text:p>#92 В настройках онлайн-плеера убрать английские название настроек</text:p>
          </table:table-cell>
          <table:table-cell office:value-type="string" calcext:value-type="string">
            <text:p>24-07-2017 11: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9" office:value-type="string" calcext:value-type="string">
            <text:p>#93 В онлайн-плеере сделать работоспособной кнопку «скопировать ссылку»</text:p>
          </table:table-cell>
          <table:table-cell office:value-type="string" calcext:value-type="string">
            <text:p>24-07-2017 11:4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40" office:value-type="string" calcext:value-type="string">
            <text:p>#33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08-08-2017 05:00</text:p>
          </table:table-cell>
          <table:table-cell table:style-name="ce15" table:number-columns-repeated="2"/>
          <table:table-cell table:number-columns-repeated="6" table:style-name="ce15" office:value-type="string" calcext:value-type="string">
            <text:p>0:00 h</text:p>
          </table:table-cell>
          <table:table-cell table:style-name="ce15"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1" office:value-type="string" calcext:value-type="string">
            <text:p>#91 В «онлайн плеере» - русифицировать кнопки «влево» и «вправо»</text:p>
          </table:table-cell>
          <table:table-cell office:value-type="string" calcext:value-type="string">
            <text:p>24-07-2017 11: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2" office:value-type="string" calcext:value-type="string">
            <text:p>#82 Редизайн mdCard</text:p>
          </table:table-cell>
          <table:table-cell office:value-type="string" calcext:value-type="string">
            <text:p>07-07-2017 16:19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front-end-ds</text:p>
          </table:table-cell>
          <table:table-cell table:style-name="ce43" office:value-type="string" calcext:value-type="string">
            <text:p>#84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15-07-2017 06:3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Антон Палий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нтон Палий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31" office:value-type="string" calcext:value-type="string" table:number-columns-spanned="2" table:number-rows-spanned="1">
            <text:p>&lt; 06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07 08 2017 - 13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14 08 2017 - 20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1 08 2017 - 27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8 08 2017 - 03 09 2017</text:p>
          </table:table-cell>
          <table:covered-table-cell table:style-name="ce31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44" office:value-type="string" calcext:value-type="string">
            <text:p>#36 Генерация бандлов в cms</text:p>
          </table:table-cell>
          <table:table-cell office:value-type="string" calcext:value-type="string">
            <text:p>15-08-2017 16:29</text:p>
          </table:table-cell>
          <table:table-cell office:value-type="string" calcext:value-type="string">
            <text:p>30-08-2017 08:16</text:p>
          </table:table-cell>
          <table:table-cell table:number-columns-repeated="6"/>
          <table:table-cell table:number-columns-repeated="2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45" office:value-type="string" calcext:value-type="string">
            <text:p>#37 Доработка страницы "прогресс"</text:p>
          </table:table-cell>
          <table:table-cell table:style-name="Default" office:value-type="string" calcext:value-type="string">
            <text:p>30-08-2017 13:2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46" office:value-type="string" calcext:value-type="string">
            <text:p>#32 Развернуть компонент Вебинары в РТК СДО</text:p>
          </table:table-cell>
          <table:table-cell office:value-type="string" calcext:value-type="string">
            <text:p>19-07-2017 13:16</text:p>
          </table:table-cell>
          <table:table-cell office:value-type="string" calcext:value-type="string">
            <text:p>30-08-2017 09:50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47" office:value-type="string" calcext:value-type="string">
            <text:p>#33 Не отправляются баллы в общий зачет по курсу из компонента "Приложение оцениваемое персоналом"</text:p>
          </table:table-cell>
          <table:table-cell office:value-type="string" calcext:value-type="string">
            <text:p>19-07-2017 13:32</text:p>
          </table:table-cell>
          <table:table-cell office:value-type="string" calcext:value-type="string">
            <text:p>30-08-2017 08:17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48" office:value-type="string" calcext:value-type="string">
            <text:p>#34 Русифицировать компонент Drag and Drop</text:p>
          </table:table-cell>
          <table:table-cell office:value-type="string" calcext:value-type="string">
            <text:p>19-07-2017 13:38</text:p>
          </table:table-cell>
          <table:table-cell office:value-type="string" calcext:value-type="string">
            <text:p>30-08-2017 08:16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49" office:value-type="string" calcext:value-type="string">
            <text:p>#35 Поменять видео по умолчанию в компоненте Video</text:p>
          </table:table-cell>
          <table:table-cell office:value-type="string" calcext:value-type="string">
            <text:p>19-07-2017 13:40</text:p>
          </table:table-cell>
          <table:table-cell office:value-type="string" calcext:value-type="string">
            <text:p>30-08-2017 08:16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</table:table>
      <table:table table:name="Роберт Вебер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Роберт Вебер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31" office:value-type="string" calcext:value-type="string" table:number-columns-spanned="2" table:number-rows-spanned="1">
            <text:p>&lt; 06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07 08 2017 - 13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14 08 2017 - 20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1 08 2017 - 27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8 08 2017 - 03 09 2017</text:p>
          </table:table-cell>
          <table:covered-table-cell table:style-name="ce31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0" office:value-type="string" calcext:value-type="string">
            <text:p>#67 OKR-1.7-108 Реализовать отчет о книговыдачах организациям по группа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1" office:value-type="string" calcext:value-type="string">
            <text:p>#53 OKR-1.7-112 Реализовать экранную форму Хранилища ИБЦ</text:p>
          </table:table-cell>
          <table:table-cell office:value-type="string" calcext:value-type="string">
            <text:p>17-05-2017 16:44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2" office:value-type="string" calcext:value-type="string">
            <text:p>#65 OKR-1.7-140 Исправить баг на вкладке Переданные экземпляры в модуле Администрирование ЦД</text:p>
          </table:table-cell>
          <table:table-cell office:value-type="string" calcext:value-type="string">
            <text:p>17-05-2017 17:07</text:p>
          </table:table-cell>
          <table:table-cell office:value-type="string" calcext:value-type="string">
            <text:p>17-05-2017 0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53" office:value-type="string" calcext:value-type="string">
            <text:p>#50 OKR-1.7-159 Проработать построение отчета только по библиотекам, в которых пользователь админ</text:p>
          </table:table-cell>
          <table:table-cell table:style-name="Default" office:value-type="string" calcext:value-type="string">
            <text:p>17-05-2017 16:3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54" office:value-type="string" calcext:value-type="string">
            <text:p>#23 OKR-1.7-160 Заменить ссылки на приложения для Новосибирской инсталяции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55" office:value-type="string" calcext:value-type="string">
            <text:p>#98 Сделать в карточке читателя поля Образовательная организация, класс (группа)</text:p>
          </table:table-cell>
          <table:table-cell table:style-name="Default" office:value-type="string" calcext:value-type="string">
            <text:p>24-07-2017 12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6" office:value-type="string" calcext:value-type="string">
            <text:p>#64 OKR-1.7-143 Провести аудит файла с переводами и внести новые записи, при необходимости</text:p>
          </table:table-cell>
          <table:table-cell office:value-type="string" calcext:value-type="string">
            <text:p>17-05-2017 17:06</text:p>
          </table:table-cell>
          <table:table-cell office:value-type="string" calcext:value-type="string">
            <text:p>17-05-2017 02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7" office:value-type="string" calcext:value-type="string">
            <text:p>#51 OKR-1.7-109 Реализовать экранную форму отчета РЦД</text:p>
          </table:table-cell>
          <table:table-cell office:value-type="string" calcext:value-type="string">
            <text:p>17-05-2017 16:39</text:p>
          </table:table-cell>
          <table:table-cell office:value-type="string" calcext:value-type="string">
            <text:p>17-05-2017 01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58" office:value-type="string" calcext:value-type="string">
            <text:p>#22 OKR-1.7-163 Перенести БД и контент с боевого Новосибирского сервера на тестовый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9" office:value-type="string" calcext:value-type="string">
            <text:p>#99 Сделать в Материалах педагогов локализованные ключи в тегах</text:p>
          </table:table-cell>
          <table:table-cell office:value-type="string" calcext:value-type="string">
            <text:p>24-07-2017 12:10</text:p>
          </table:table-cell>
          <table:table-cell office:value-type="string" calcext:value-type="string">
            <text:p>26-08-2017 06:44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0" office:value-type="string" calcext:value-type="string">
            <text:p>#63 OKR-1.7-156 Реализовать плавающую кнопку Заказать выбранное</text:p>
          </table:table-cell>
          <table:table-cell office:value-type="string" calcext:value-type="string">
            <text:p>17-05-2017 17:01</text:p>
          </table:table-cell>
          <table:table-cell office:value-type="string" calcext:value-type="string">
            <text:p>17-05-2017 02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1" office:value-type="string" calcext:value-type="string">
            <text:p>#56 OKR-1.7-113 Реализовать модуль "Читатели" ИБЦ</text:p>
          </table:table-cell>
          <table:table-cell office:value-type="string" calcext:value-type="string">
            <text:p>17-05-2017 16:54</text:p>
          </table:table-cell>
          <table:table-cell office:value-type="string" calcext:value-type="string">
            <text:p>17-05-2017 01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2" office:value-type="string" calcext:value-type="string">
            <text:p>#18 OKR-1.7-173 Добавить кнопку Скачать в каталоге</text:p>
          </table:table-cell>
          <table:table-cell office:value-type="string" calcext:value-type="string">
            <text:p>16-05-2017 21:15</text:p>
          </table:table-cell>
          <table:table-cell office:value-type="string" calcext:value-type="string">
            <text:p>16-05-2017 0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63" office:value-type="string" calcext:value-type="string">
            <text:p>#17 OKR-1.7-134 Массовая регистрация школ через импорт</text:p>
          </table:table-cell>
          <table:table-cell office:value-type="string" calcext:value-type="string">
            <text:p>16-05-2017 21:36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2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64" office:value-type="string" calcext:value-type="string">
            <text:p>#62 OKR-1.7-155 Реализовать вид фильтра каталога Участника ЦД в виде mdSelect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5" office:value-type="string" calcext:value-type="string">
            <text:p>#17 OKR-1.7-172 Открытие превью книги из каталога при клике по обложке</text:p>
          </table:table-cell>
          <table:table-cell office:value-type="string" calcext:value-type="string">
            <text:p>16-05-2017 21:14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66" office:value-type="string" calcext:value-type="string">
            <text:p>#16 OKR-1.7-157 Реализовать скрипт импорта пользователей, групп и аккаунтов</text:p>
          </table:table-cell>
          <table:table-cell office:value-type="string" calcext:value-type="string">
            <text:p>16-05-2017 21:35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7" office:value-type="string" calcext:value-type="string">
            <text:p>#57 OKR-1.7-114 Реализовать экранную форму "Читатели" ИБЦ</text:p>
          </table:table-cell>
          <table:table-cell office:value-type="string" calcext:value-type="string">
            <text:p>17-05-2017 16:55</text:p>
          </table:table-cell>
          <table:table-cell office:value-type="string" calcext:value-type="string">
            <text:p>17-05-2017 01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68" office:value-type="string" calcext:value-type="string">
            <text:p>#61 OKR-1.7-148 Исправить баг с авто подтверждением заказов в ЦД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9" office:value-type="string" calcext:value-type="string">
            <text:p>#54 Реализовать функции сортировки, фильтрации и поиска на странице Хранилище</text:p>
          </table:table-cell>
          <table:table-cell office:value-type="string" calcext:value-type="string">
            <text:p>17-05-2017 16:45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70" office:value-type="string" calcext:value-type="string">
            <text:p>#19 Испрвить баг подтверждения заказа книг из Регионального ЦД</text:p>
          </table:table-cell>
          <table:table-cell office:value-type="string" calcext:value-type="string">
            <text:p>16-05-2017 21:46</text:p>
          </table:table-cell>
          <table:table-cell office:value-type="string" calcext:value-type="string">
            <text:p>16-05-2017 0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71" office:value-type="string" calcext:value-type="string">
            <text:p>#60 OKR-1.7-144 Реализовать поиск контента по названию и автору при создании заявки в РЦ, используя mdSelect со строкой поиска</text:p>
          </table:table-cell>
          <table:table-cell table:style-name="Default" office:value-type="string" calcext:value-type="string">
            <text:p>17-05-2017 16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72" office:value-type="string" calcext:value-type="string">
            <text:p>#18 OKR-1.7-197 Сделать вместо Not enough free licenses, список позиций и экземпляров в заявке на книги из РЦД</text:p>
          </table:table-cell>
          <table:table-cell office:value-type="string" calcext:value-type="string">
            <text:p>16-05-2017 21:42</text:p>
          </table:table-cell>
          <table:table-cell office:value-type="string" calcext:value-type="string">
            <text:p>22-05-2017 08:07</text:p>
          </table:table-cell>
          <table:table-cell office:value-type="string" calcext:value-type="string">
            <text:p>15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3" office:value-type="string" calcext:value-type="string">
            <text:p>#59 OKR-1.7-142 Скрыть возможность передачи контента организации</text:p>
          </table:table-cell>
          <table:table-cell office:value-type="string" calcext:value-type="string">
            <text:p>17-05-2017 16:58</text:p>
          </table:table-cell>
          <table:table-cell office:value-type="string" calcext:value-type="string">
            <text:p>17-05-2017 01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4" office:value-type="string" calcext:value-type="string">
            <text:p>#23 OKR-1.7-149 Реализовать левый сайдбар с расскрывающимися вкладками под каждый модуль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5" office:value-type="string" calcext:value-type="string">
            <text:p>#104 По умолчанию не выводится отчет "Выдано по школам" в организации</text:p>
          </table:table-cell>
          <table:table-cell office:value-type="string" calcext:value-type="string">
            <text:p>09-08-2017 13:45</text:p>
          </table:table-cell>
          <table:table-cell office:value-type="string" calcext:value-type="string">
            <text:p>12-08-2017 00:26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6" office:value-type="string" calcext:value-type="string">
            <text:p>#22 OKR-1.7-141 Переименовать Центры Дистрибуции в Открытые Фонды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77" office:value-type="string" calcext:value-type="string">
            <text:p>#105 Перенос подраздела Читатели из Регионального центра в раздел Школьная библиотека</text:p>
          </table:table-cell>
          <table:table-cell table:style-name="Default" office:value-type="string" calcext:value-type="string">
            <text:p>09-08-2017 13:5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8" office:value-type="string" calcext:value-type="string">
            <text:p>#106 На главной странице переименовать "Вход для учителей" во "Вход для сотрудников ОУ"</text:p>
          </table:table-cell>
          <table:table-cell office:value-type="string" calcext:value-type="string">
            <text:p>25-08-2017 15:24</text:p>
          </table:table-cell>
          <table:table-cell office:value-type="string" calcext:value-type="string">
            <text:p>25-08-2017 12:00</text:p>
          </table:table-cell>
          <table:table-cell table:number-columns-repeated="6"/>
          <table:table-cell table:number-columns-repeated="2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9" office:value-type="string" calcext:value-type="string">
            <text:p>#19 OKR-1.7-136 Реализовать отображение Каталога в перечисленных браузерах</text:p>
          </table:table-cell>
          <table:table-cell office:value-type="string" calcext:value-type="string">
            <text:p>16-05-2017 21:16</text:p>
          </table:table-cell>
          <table:table-cell office:value-type="string" calcext:value-type="string">
            <text:p>22-05-2017 08:06</text:p>
          </table:table-cell>
          <table:table-cell office:value-type="string" calcext:value-type="string">
            <text:p>15:3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0" office:value-type="string" calcext:value-type="string">
            <text:p>#107 Заменить главную страницу http://biblio.edu54.ru/ на главную страницу как у openedu54.ru</text:p>
          </table:table-cell>
          <table:table-cell office:value-type="string" calcext:value-type="string">
            <text:p>25-08-2017 17:43</text:p>
          </table:table-cell>
          <table:table-cell office:value-type="string" calcext:value-type="string">
            <text:p>25-08-2017 13:19</text:p>
          </table:table-cell>
          <table:table-cell table:number-columns-repeated="6"/>
          <table:table-cell table:number-columns-repeated="2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1" office:value-type="string" calcext:value-type="string">
            <text:p>#48 OKR-1.7-139 Реализовать отчет по книговыдачам</text:p>
          </table:table-cell>
          <table:table-cell office:value-type="string" calcext:value-type="string">
            <text:p>17-05-2017 16:36</text:p>
          </table:table-cell>
          <table:table-cell office:value-type="string" calcext:value-type="string">
            <text:p>17-05-2017 01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2" office:value-type="string" calcext:value-type="string">
            <text:p>#27 OKR-1.7-178 Протестировать систему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83" office:value-type="string" calcext:value-type="string">
            <text:p>#100 Локализовать на странице "Материалы педагогов" статус загруженных файлов «UPLOADED»</text:p>
          </table:table-cell>
          <table:table-cell table:style-name="Default" office:value-type="string" calcext:value-type="string">
            <text:p>24-07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4" office:value-type="string" calcext:value-type="string">
            <text:p>#49 OKR-1.7-166 Не работает обновление отчета РЦД книговыдач</text:p>
          </table:table-cell>
          <table:table-cell office:value-type="string" calcext:value-type="string">
            <text:p>17-05-2017 16:37</text:p>
          </table:table-cell>
          <table:table-cell office:value-type="string" calcext:value-type="string">
            <text:p>17-05-2017 01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5" office:value-type="string" calcext:value-type="string">
            <text:p>#26 OKR-1.7-152 Объединить код приложения с модулем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6" office:value-type="string" calcext:value-type="string">
            <text:p>#101 Начальный список для Витрины ЭОР</text:p>
          </table:table-cell>
          <table:table-cell office:value-type="string" calcext:value-type="string">
            <text:p>01-08-2017 21:41</text:p>
          </table:table-cell>
          <table:table-cell office:value-type="string" calcext:value-type="string">
            <text:p>08-08-2017 04:48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7" office:value-type="string" calcext:value-type="string">
            <text:p>#25 OKR-1.7-151 Проверсти аудит кода модуля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88" office:value-type="string" calcext:value-type="string">
            <text:p>#102 Реализовать отправление письма на почту о заказе книг из каталог администратору организации</text:p>
          </table:table-cell>
          <table:table-cell table:style-name="Default" office:value-type="string" calcext:value-type="string">
            <text:p>03-08-2017 16:4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9" office:value-type="string" calcext:value-type="string">
            <text:p>#24 OKR-1.7-150 Изменить конфиги для модулей и логику их обработки</text:p>
          </table:table-cell>
          <table:table-cell office:value-type="string" calcext:value-type="string">
            <text:p>16-05-2017 23:52</text:p>
          </table:table-cell>
          <table:table-cell office:value-type="string" calcext:value-type="string">
            <text:p>16-05-2017 0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0" office:value-type="string" calcext:value-type="string">
            <text:p>#88 Страница "Региональный центр" - "Выдано школам" добавить надпись в контексте пользователя</text:p>
          </table:table-cell>
          <table:table-cell table:style-name="Default" office:value-type="string" calcext:value-type="string">
            <text:p>24-07-2017 11:2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1" office:value-type="string" calcext:value-type="string">
            <text:p>#45 OKR-1.7-107 Реализовать экспорт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2" office:value-type="string" calcext:value-type="string">
            <text:p>#89 Страница "Учащиеся, классы" – перевести текст кнопки "REMOVE" на "Удалить"</text:p>
          </table:table-cell>
          <table:table-cell table:style-name="Default" office:value-type="string" calcext:value-type="string">
            <text:p>24-07-2017 11:2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3" office:value-type="string" calcext:value-type="string">
            <text:p>#44 OKR-1.7-106 Реализовать Диапазон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4" office:value-type="string" calcext:value-type="string">
            <text:p>#47 OKR-1.7-170 Названия колонок в отчете в Экселе по-английски</text:p>
          </table:table-cell>
          <table:table-cell office:value-type="string" calcext:value-type="string">
            <text:p>17-05-2017 16:35</text:p>
          </table:table-cell>
          <table:table-cell office:value-type="string" calcext:value-type="string">
            <text:p>17-05-2017 0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5" office:value-type="string" calcext:value-type="string">
            <text:p>#46 OKR-1.7-167 Переименовать кнопку "выгрузить в эксель"</text:p>
          </table:table-cell>
          <table:table-cell office:value-type="string" calcext:value-type="string">
            <text:p>17-05-2017 16:34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6" office:value-type="string" calcext:value-type="string">
            <text:p>#41 OKR-1.7-171 Переделка логики поиска</text:p>
          </table:table-cell>
          <table:table-cell office:value-type="string" calcext:value-type="string">
            <text:p>17-05-2017 02:06</text:p>
          </table:table-cell>
          <table:table-cell office:value-type="string" calcext:value-type="string">
            <text:p>16-05-2017 11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7" office:value-type="string" calcext:value-type="string">
            <text:p>#40 OKR-1.7-154 Реализовать вид попап окна mdDialog с подробным описанием позиции каталога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8" office:value-type="string" calcext:value-type="string">
            <text:p>#43 OKR-1.7-105 Реализовать фильтрацию отчетов по столбцам ИБЦ</text:p>
          </table:table-cell>
          <table:table-cell office:value-type="string" calcext:value-type="string">
            <text:p>17-05-2017 16:32</text:p>
          </table:table-cell>
          <table:table-cell office:value-type="string" calcext:value-type="string">
            <text:p>17-05-2017 0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99" office:value-type="string" calcext:value-type="string">
            <text:p>#25 Добавить модель ShowcaseItem</text:p>
          </table:table-cell>
          <table:table-cell office:value-type="string" calcext:value-type="string">
            <text:p>22-05-2017 23:36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00" office:value-type="string" calcext:value-type="string">
            <text:p>#24 Изменить модели DistributionCenter, Group и LicensePackage, реализовать к ним миграции</text:p>
          </table:table-cell>
          <table:table-cell office:value-type="string" calcext:value-type="string">
            <text:p>22-05-2017 23:30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01" office:value-type="string" calcext:value-type="string">
            <text:p>#96 Сделать работоспособным подтверждение аккаунта по почте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02" office:value-type="string" calcext:value-type="string">
            <text:p>#97 Сделать в разделе "Региональный центр", страница "Читатели" карточки читателей выбранной организации</text:p>
          </table:table-cell>
          <table:table-cell table:style-name="Default" office:value-type="string" calcext:value-type="string">
            <text:p>24-07-2017 12:0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03" office:value-type="string" calcext:value-type="string">
            <text:p>#26 Добавить метод сервиса market GET /api/market/showcaseItems</text:p>
          </table:table-cell>
          <table:table-cell office:value-type="string" calcext:value-type="string">
            <text:p>22-05-2017 23:39</text:p>
          </table:table-cell>
          <table:table-cell office:value-type="string" calcext:value-type="string">
            <text:p>31-05-2017 18:38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1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4" office:value-type="string" calcext:value-type="string">
            <text:p>#94 При редактировании аккаунта – поле страна нужно убрать, добавить «субъект РФ»</text:p>
          </table:table-cell>
          <table:table-cell office:value-type="string" calcext:value-type="string">
            <text:p>24-07-2017 11:48</text:p>
          </table:table-cell>
          <table:table-cell office:value-type="string" calcext:value-type="string">
            <text:p>26-08-2017 07:09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5" office:value-type="string" calcext:value-type="string">
            <text:p>#39 OKR-1.7-98 Реализовать в Панели инструментов ИБЦ Меню пользователя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06" office:value-type="string" calcext:value-type="string">
            <text:p>#29 Реализовать экспорт раздела Читатели в эксель</text:p>
          </table:table-cell>
          <table:table-cell table:style-name="Default" office:value-type="string" calcext:value-type="string">
            <text:p>31-05-2017 08:1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07" office:value-type="string" calcext:value-type="string">
            <text:p>#95 Унифицировать страницу Мой профиль по полям с полями редактирования аккаунта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08" office:value-type="string" calcext:value-type="string">
            <text:p>#28 Обеспечить автоматическое заполнение некоторых разделов: страна, регион, город при создании организации</text:p>
          </table:table-cell>
          <table:table-cell table:style-name="Default" office:value-type="string" calcext:value-type="string">
            <text:p>31-05-2017 08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9" office:value-type="string" calcext:value-type="string">
            <text:p>#38 OKR-1.7-164 Реализовать меню пользователя в панели инструментов</text:p>
          </table:table-cell>
          <table:table-cell office:value-type="string" calcext:value-type="string">
            <text:p>17-05-2017 02:04</text:p>
          </table:table-cell>
          <table:table-cell office:value-type="string" calcext:value-type="string">
            <text:p>16-05-2017 11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10" office:value-type="string" calcext:value-type="string">
            <text:p>#31 Добавить метод сервиса market POST /api/market/showcaseItems/order</text:p>
          </table:table-cell>
          <table:table-cell office:value-type="string" calcext:value-type="string">
            <text:p>01-06-2017 09:36</text:p>
          </table:table-cell>
          <table:table-cell office:value-type="string" calcext:value-type="string">
            <text:p>08-08-2017 05:00</text:p>
          </table:table-cell>
          <table:table-cell table:number-columns-repeated="2"/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11" office:value-type="string" calcext:value-type="string">
            <text:p>#30 Реализовать оповещения на email администраторов при создании заказа в РЦД</text:p>
          </table:table-cell>
          <table:table-cell table:style-name="Default" office:value-type="string" calcext:value-type="string">
            <text:p>31-05-2017 08:2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12" office:value-type="string" calcext:value-type="string">
            <text:p>#90 Страница "Учащиеся, классы" – добавить табличное отображение</text:p>
          </table:table-cell>
          <table:table-cell table:style-name="Default" office:value-type="string" calcext:value-type="string">
            <text:p>24-07-2017 11:3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13" office:value-type="string" calcext:value-type="string">
            <text:p>#32 Не отображается отчет выданных лицензий для Гимназия №1 им. Кузнецовой А.Л.</text:p>
          </table:table-cell>
          <table:table-cell office:value-type="string" calcext:value-type="string">
            <text:p>01-06-2017 09:48</text:p>
          </table:table-cell>
          <table:table-cell office:value-type="string" calcext:value-type="string">
            <text:p>08-08-2017 05:00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4" office:value-type="string" calcext:value-type="string">
            <text:p>#37 OKR-1.7-97 Реализовать в Панели инструментов ИБЦ поиск по каталогу</text:p>
          </table:table-cell>
          <table:table-cell office:value-type="string" calcext:value-type="string">
            <text:p>17-05-2017 02:03</text:p>
          </table:table-cell>
          <table:table-cell office:value-type="string" calcext:value-type="string">
            <text:p>16-05-2017 11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15" office:value-type="string" calcext:value-type="string">
            <text:p>#81 Реализовать Корзину Витрины ЭОР</text:p>
          </table:table-cell>
          <table:table-cell table:style-name="Default" office:value-type="string" calcext:value-type="string">
            <text:p>05-06-2017 12:4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16" office:value-type="string" calcext:value-type="string">
            <text:p>#80 Реализовать страницу отображения позиции Витрины ЭОР</text:p>
          </table:table-cell>
          <table:table-cell table:style-name="Default" office:value-type="string" calcext:value-type="string">
            <text:p>05-06-2017 12:3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7" office:value-type="string" calcext:value-type="string">
            <text:p>#87 В онлайн плеере сменить размер обложек и текста, так чтобы на экране помещалось 2 ряда плиток</text:p>
          </table:table-cell>
          <table:table-cell office:value-type="string" calcext:value-type="string">
            <text:p>24-07-2017 11:23</text:p>
          </table:table-cell>
          <table:table-cell office:value-type="string" calcext:value-type="string">
            <text:p>08-08-2017 04:59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18" office:value-type="string" calcext:value-type="string">
            <text:p>#86 Содержание "Моя полка" в организациях</text:p>
          </table:table-cell>
          <table:table-cell table:style-name="Default" office:value-type="string" calcext:value-type="string">
            <text:p>24-07-2017 11:1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19" office:value-type="string" calcext:value-type="string">
            <text:p>#79 Реализовать страницу раздела Витрины ЭОР</text:p>
          </table:table-cell>
          <table:table-cell table:style-name="Default" office:value-type="string" calcext:value-type="string">
            <text:p>05-06-2017 12:2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20" office:value-type="string" calcext:value-type="string">
            <text:p>#78 Добавить текст с описанием действия в окно добавления контента в библиотеку в разделе Каталог</text:p>
          </table:table-cell>
          <table:table-cell table:style-name="Default" office:value-type="string" calcext:value-type="string">
            <text:p>01-06-2017 09:5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1" office:value-type="string" calcext:value-type="string">
            <text:p>#74 OKR-1.7-83 Реализовать требования к графическому интерфейсу ИБЦ</text:p>
          </table:table-cell>
          <table:table-cell office:value-type="string" calcext:value-type="string">
            <text:p>17-05-2017 17:23</text:p>
          </table:table-cell>
          <table:table-cell office:value-type="string" calcext:value-type="string">
            <text:p>17-05-2017 02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2" office:value-type="string" calcext:value-type="string">
            <text:p>#15 OKR-1.7-168 Не работает поиск книг по авторам</text:p>
          </table:table-cell>
          <table:table-cell office:value-type="string" calcext:value-type="string">
            <text:p>16-05-2017 21:12</text:p>
          </table:table-cell>
          <table:table-cell office:value-type="string" calcext:value-type="string">
            <text:p>16-05-2017 08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3" office:value-type="string" calcext:value-type="string">
            <text:p>#75 OKR-1.7-84 Реализовать брендирование системы ИБЦ</text:p>
          </table:table-cell>
          <table:table-cell office:value-type="string" calcext:value-type="string">
            <text:p>17-05-2017 17:24</text:p>
          </table:table-cell>
          <table:table-cell office:value-type="string" calcext:value-type="string">
            <text:p>17-05-2017 02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4" office:value-type="string" calcext:value-type="string">
            <text:p>#16 OKR-1.7-169 Не работает переименовка библиотек в каталоге</text:p>
          </table:table-cell>
          <table:table-cell office:value-type="string" calcext:value-type="string">
            <text:p>16-05-2017 21:13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5" office:value-type="string" calcext:value-type="string">
            <text:p>#76 Исправление бага ошибка записи при выдаче комплекта</text:p>
          </table:table-cell>
          <table:table-cell office:value-type="string" calcext:value-type="string">
            <text:p>18-05-2017 14:48</text:p>
          </table:table-cell>
          <table:table-cell office:value-type="string" calcext:value-type="string">
            <text:p>22-05-2017 08:06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6" office:value-type="string" calcext:value-type="string">
            <text:p>#13 OKR-1.7-165 Переработка каталога</text:p>
          </table:table-cell>
          <table:table-cell office:value-type="string" calcext:value-type="string">
            <text:p>16-05-2017 21:10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7" office:value-type="string" calcext:value-type="string">
            <text:p>#77 Заменить кнопку "Сохранить" на "Отправить" при восстановлении пароля</text:p>
          </table:table-cell>
          <table:table-cell office:value-type="string" calcext:value-type="string">
            <text:p>31-05-2017 08:05</text:p>
          </table:table-cell>
          <table:table-cell office:value-type="string" calcext:value-type="string">
            <text:p>30-05-2017 17:29</text:p>
          </table:table-cell>
          <table:table-cell table:number-columns-repeated="2" office:value-type="string" calcext:value-type="string">
            <text:p>0:3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8" office:value-type="string" calcext:value-type="string">
            <text:p>#14 OKR-1.7-183 Больше атрибутов для единиц контента</text:p>
          </table:table-cell>
          <table:table-cell office:value-type="string" calcext:value-type="string">
            <text:p>16-05-2017 21:11</text:p>
          </table:table-cell>
          <table:table-cell office:value-type="string" calcext:value-type="string">
            <text:p>30-05-2017 17:27</text:p>
          </table:table-cell>
          <table:table-cell table:number-columns-repeated="2" office:value-type="string" calcext:value-type="string">
            <text:p>5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9" office:value-type="string" calcext:value-type="string">
            <text:p>#70 OKR-1.7-147 Реализовать вывод человеко-понятных сообщений об ошибках при формировании и обработке заказа</text:p>
          </table:table-cell>
          <table:table-cell office:value-type="string" calcext:value-type="string">
            <text:p>17-05-2017 17:13</text:p>
          </table:table-cell>
          <table:table-cell office:value-type="string" calcext:value-type="string">
            <text:p>17-05-2017 02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0" office:value-type="string" calcext:value-type="string">
            <text:p>#11 OKR-1.7-103 Реализовать поле аннотации в "Превью контента" ИБЦ</text:p>
          </table:table-cell>
          <table:table-cell office:value-type="string" calcext:value-type="string">
            <text:p>16-05-2017 21:08</text:p>
          </table:table-cell>
          <table:table-cell office:value-type="string" calcext:value-type="string">
            <text:p>16-05-2017 08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1" office:value-type="string" calcext:value-type="string">
            <text:p>#12 OKR-1.7-104 Реализовать возрастной ценз в свойствах позиций Каталога ИБЦ</text:p>
          </table:table-cell>
          <table:table-cell office:value-type="string" calcext:value-type="string">
            <text:p>16-05-2017 21:09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2" office:value-type="string" calcext:value-type="string">
            <text:p>#72 OKR-1.7-86 Реализовать асинхронную загрузку контента и мета-данных ИБЦ</text:p>
          </table:table-cell>
          <table:table-cell office:value-type="string" calcext:value-type="string">
            <text:p>17-05-2017 17:21</text:p>
          </table:table-cell>
          <table:table-cell office:value-type="string" calcext:value-type="string">
            <text:p>17-05-2017 02:2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3" office:value-type="string" calcext:value-type="string">
            <text:p>#28 OKR-1.7-186 Провести аудит всех страниц системы на предмет выявления косяков отображения и создания на их основе пула задач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4" office:value-type="string" calcext:value-type="string">
            <text:p>#9 OKR-1.7-162 Реализовать экспорт каталога в эксель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5" office:value-type="string" calcext:value-type="string">
            <text:p>#73 OKR-1.7-87 Реализовать пагинацию ИБЦ</text:p>
          </table:table-cell>
          <table:table-cell office:value-type="string" calcext:value-type="string">
            <text:p>17-05-2017 17:22</text:p>
          </table:table-cell>
          <table:table-cell office:value-type="string" calcext:value-type="string">
            <text:p>17-05-2017 02:2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6" office:value-type="string" calcext:value-type="string">
            <text:p>#10 OKR-1.7-102 Реализовать учет данных ИБЦ по дате закупки контента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7" office:value-type="string" calcext:value-type="string">
            <text:p>#29 OKR-1.7-158 Обновить зависимости npm и bower</text:p>
          </table:table-cell>
          <table:table-cell office:value-type="string" calcext:value-type="string">
            <text:p>16-05-2017 23:55</text:p>
          </table:table-cell>
          <table:table-cell office:value-type="string" calcext:value-type="string">
            <text:p>16-05-2017 08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8" office:value-type="string" calcext:value-type="string">
            <text:p>#30 OKR-1.7-92 Реализовать единое веб-приложение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9" office:value-type="string" calcext:value-type="string">
            <text:p>#7 OKR-1.7-100 Реализовать всплывающее окно <text:s/>mdDialog Каталога ИБЦ</text:p>
          </table:table-cell>
          <table:table-cell office:value-type="string" calcext:value-type="string">
            <text:p>16-05-2017 21:05</text:p>
          </table:table-cell>
          <table:table-cell office:value-type="string" calcext:value-type="string">
            <text:p>16-05-2017 07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0" office:value-type="string" calcext:value-type="string">
            <text:p>#31 OKR-1.7-93 Реализовать сайд-бар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1" office:value-type="string" calcext:value-type="string">
            <text:p>#8 OKR-1.7-177 Редизайн каталога под новый стиль</text:p>
          </table:table-cell>
          <table:table-cell office:value-type="string" calcext:value-type="string">
            <text:p>16-05-2017 21:06</text:p>
          </table:table-cell>
          <table:table-cell office:value-type="string" calcext:value-type="string">
            <text:p>16-05-2017 07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2" office:value-type="string" calcext:value-type="string">
            <text:p>#68 OKR-1.7-110 Реализовать экранную форму отчета по образовательным организация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3" office:value-type="string" calcext:value-type="string">
            <text:p>#32 OKR-1.7-94 Реализовать конфигурационные файлы ИБЦ и логику их обработки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4" office:value-type="string" calcext:value-type="string">
            <text:p>#33 OKR-1.7-95 Реализовать объединение кода подсистемы с модулем id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5" office:value-type="string" calcext:value-type="string">
            <text:p>#34 OKR-1.7-96 Реализовать экранную форму Панели навигации ИБЦ</text:p>
          </table:table-cell>
          <table:table-cell office:value-type="string" calcext:value-type="string">
            <text:p>16-05-2017 23:58</text:p>
          </table:table-cell>
          <table:table-cell office:value-type="string" calcext:value-type="string">
            <text:p>16-05-2017 08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6" office:value-type="string" calcext:value-type="string">
            <text:p>#36 OKR-1.7-161 Реализовать инструмент поиска по каталогу на панели инструментов</text:p>
          </table:table-cell>
          <table:table-cell office:value-type="string" calcext:value-type="string">
            <text:p>17-05-2017 02:02</text:p>
          </table:table-cell>
          <table:table-cell office:value-type="string" calcext:value-type="string">
            <text:p>16-05-2017 11:0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Сергей Звер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Звер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31" office:value-type="string" calcext:value-type="string" table:number-columns-spanned="2" table:number-rows-spanned="1">
            <text:p>&lt; 06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07 08 2017 - 13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14 08 2017 - 20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1 08 2017 - 27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8 08 2017 - 03 09 2017</text:p>
          </table:table-cell>
          <table:covered-table-cell table:style-name="ce31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7" office:value-type="string" calcext:value-type="string">
            <text:p>#68 Сделать альтернативный текст для видео из субтитров</text:p>
          </table:table-cell>
          <table:table-cell office:value-type="string" calcext:value-type="string">
            <text:p>12-07-2017 14:11</text:p>
          </table:table-cell>
          <table:table-cell office:value-type="string" calcext:value-type="string">
            <text:p>12-07-2017 05:2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8" office:value-type="string" calcext:value-type="string">
            <text:p>#76 Добавить лого в учебник</text:p>
          </table:table-cell>
          <table:table-cell office:value-type="string" calcext:value-type="string">
            <text:p>30-07-2017 15:10</text:p>
          </table:table-cell>
          <table:table-cell office:value-type="string" calcext:value-type="string">
            <text:p>30-07-2017 05:1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49" office:value-type="string" calcext:value-type="string">
            <text:p>#77 Сделать для <text:s/>XMarkdown href target="_blank"</text:p>
          </table:table-cell>
          <table:table-cell office:value-type="string" calcext:value-type="string">
            <text:p>01-08-2017 11:03</text:p>
          </table:table-cell>
          <table:table-cell office:value-type="string" calcext:value-type="string">
            <text:p>01-08-2017 01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50" office:value-type="string" calcext:value-type="string">
            <text:p>#79 Исправить: Перетаскивание. Если все элементы перетащить в 1 слот, они ИСЧЕЗНУТ (!)</text:p>
          </table:table-cell>
          <table:table-cell table:style-name="Default" office:value-type="string" calcext:value-type="string">
            <text:p>17-08-2017 00:2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51" office:value-type="string" calcext:value-type="string">
            <text:p>#73 переделать верхнюю часть сайдбара</text:p>
          </table:table-cell>
          <table:table-cell table:style-name="Default" office:value-type="string" calcext:value-type="string">
            <text:p>13-07-2017 13:1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52" office:value-type="string" calcext:value-type="string">
            <text:p>#74 Доработать i18n</text:p>
          </table:table-cell>
          <table:table-cell table:style-name="Default" office:value-type="string" calcext:value-type="string">
            <text:p>18-07-2017 13:1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3" office:value-type="string" calcext:value-type="string">
            <text:p>#30 Реализовать контейнер-условие</text:p>
          </table:table-cell>
          <table:table-cell office:value-type="string" calcext:value-type="string">
            <text:p>09-06-2017 13:44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4" office:value-type="string" calcext:value-type="string">
            <text:p>#32 Реализовать задание на ввод числа</text:p>
          </table:table-cell>
          <table:table-cell office:value-type="string" calcext:value-type="string">
            <text:p>09-06-2017 13:49</text:p>
          </table:table-cell>
          <table:table-cell office:value-type="string" calcext:value-type="string">
            <text:p>08-06-2017 23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5" office:value-type="string" calcext:value-type="string">
            <text:p>#9 Создать компонент "Flag"</text:p>
          </table:table-cell>
          <table:table-cell office:value-type="string" calcext:value-type="string">
            <text:p>15-05-2017 17:08</text:p>
          </table:table-cell>
          <table:table-cell office:value-type="string" calcext:value-type="string">
            <text:p>26-05-2017 04:33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6" office:value-type="string" calcext:value-type="string">
            <text:p>#33 Реализовать задание на ввод числа или текста (краткая форма)</text:p>
          </table:table-cell>
          <table:table-cell office:value-type="string" calcext:value-type="string">
            <text:p>09-06-2017 13:50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7" office:value-type="string" calcext:value-type="string">
            <text:p>#8 На главной странице сделать компонент "Sidebar"</text:p>
          </table:table-cell>
          <table:table-cell office:value-type="string" calcext:value-type="string">
            <text:p>15-05-2017 17:03</text:p>
          </table:table-cell>
          <table:table-cell office:value-type="string" calcext:value-type="string">
            <text:p>07-06-2017 09:0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3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8" office:value-type="string" calcext:value-type="string">
            <text:p>#70 Открывать учебник со свёрнутым sidebar</text:p>
          </table:table-cell>
          <table:table-cell office:value-type="string" calcext:value-type="string">
            <text:p>12-07-2017 15:18</text:p>
          </table:table-cell>
          <table:table-cell office:value-type="string" calcext:value-type="string">
            <text:p>12-07-2017 05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9" office:value-type="string" calcext:value-type="string">
            <text:p>#34 Реализовать задание на соответствие</text:p>
          </table:table-cell>
          <table:table-cell office:value-type="string" calcext:value-type="string">
            <text:p>09-06-2017 13:51</text:p>
          </table:table-cell>
          <table:table-cell office:value-type="string" calcext:value-type="string">
            <text:p>16-06-2017 05:1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0" office:value-type="string" calcext:value-type="string">
            <text:p>#7 Реализовать асинхронную подгрузку данных учебника</text:p>
          </table:table-cell>
          <table:table-cell office:value-type="string" calcext:value-type="string">
            <text:p>15-05-2017 16:58</text:p>
          </table:table-cell>
          <table:table-cell office:value-type="string" calcext:value-type="string">
            <text:p>07-06-2017 09:03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1" office:value-type="string" calcext:value-type="string">
            <text:p>#71 При изменении ширины экрана ломается вёрстка футера навигации по страницам</text:p>
          </table:table-cell>
          <table:table-cell office:value-type="string" calcext:value-type="string">
            <text:p>12-07-2017 15:19</text:p>
          </table:table-cell>
          <table:table-cell office:value-type="string" calcext:value-type="string">
            <text:p>13-07-2017 06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2" office:value-type="string" calcext:value-type="string">
            <text:p>#35 Реализовать задание "последовательность"</text:p>
          </table:table-cell>
          <table:table-cell office:value-type="string" calcext:value-type="string">
            <text:p>09-06-2017 13:52</text:p>
          </table:table-cell>
          <table:table-cell office:value-type="string" calcext:value-type="string">
            <text:p>15-06-2017 00:59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3" office:value-type="string" calcext:value-type="string">
            <text:p>#6 Создание структуры бандла</text:p>
          </table:table-cell>
          <table:table-cell office:value-type="string" calcext:value-type="string">
            <text:p>15-05-2017 16:46</text:p>
          </table:table-cell>
          <table:table-cell office:value-type="string" calcext:value-type="string">
            <text:p>09-06-2017 00:56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4" office:value-type="string" calcext:value-type="string">
            <text:p>#36 Реализовать теги</text:p>
          </table:table-cell>
          <table:table-cell office:value-type="string" calcext:value-type="string">
            <text:p>09-06-2017 13:54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5" office:value-type="string" calcext:value-type="string">
            <text:p>#37 Реализовать шкалу времени</text:p>
          </table:table-cell>
          <table:table-cell office:value-type="string" calcext:value-type="string">
            <text:p>09-06-2017 13:55</text:p>
          </table:table-cell>
          <table:table-cell office:value-type="string" calcext:value-type="string">
            <text:p>13-06-2017 23:04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6" office:value-type="string" calcext:value-type="string">
            <text:p>#39 Реализовать рейтинг</text:p>
          </table:table-cell>
          <table:table-cell office:value-type="string" calcext:value-type="string">
            <text:p>09-06-2017 13:57</text:p>
          </table:table-cell>
          <table:table-cell office:value-type="string" calcext:value-type="string">
            <text:p>13-06-2017 01:23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7" office:value-type="string" calcext:value-type="string">
            <text:p>#14 Создание компонента "Header"</text:p>
          </table:table-cell>
          <table:table-cell office:value-type="string" calcext:value-type="string">
            <text:p>22-05-2017 14:44</text:p>
          </table:table-cell>
          <table:table-cell office:value-type="string" calcext:value-type="string">
            <text:p>08-06-2017 23:37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8" office:value-type="string" calcext:value-type="string">
            <text:p>#15 Внедрение компонента "XMarkdown" в "XBlock"</text:p>
          </table:table-cell>
          <table:table-cell office:value-type="string" calcext:value-type="string">
            <text:p>25-05-2017 13:34</text:p>
          </table:table-cell>
          <table:table-cell office:value-type="string" calcext:value-type="string">
            <text:p>26-05-2017 04:34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9" office:value-type="string" calcext:value-type="string">
            <text:p>#12 Создать компонент "SVG Icon"</text:p>
          </table:table-cell>
          <table:table-cell office:value-type="string" calcext:value-type="string">
            <text:p>16-05-2017 17:0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0" office:value-type="string" calcext:value-type="string">
            <text:p>#13 Внедрение компонентов "XCheckbox", "XRadio" в рендеринг XBlock</text:p>
          </table:table-cell>
          <table:table-cell office:value-type="string" calcext:value-type="string">
            <text:p>22-05-2017 14:41</text:p>
          </table:table-cell>
          <table:table-cell office:value-type="string" calcext:value-type="string">
            <text:p>08-06-2017 23:38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1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1" office:value-type="string" calcext:value-type="string">
            <text:p>#41 Реализовать альтернативный текст</text:p>
          </table:table-cell>
          <table:table-cell office:value-type="string" calcext:value-type="string">
            <text:p>09-06-2017 14:00</text:p>
          </table:table-cell>
          <table:table-cell office:value-type="string" calcext:value-type="string">
            <text:p>08-06-2017 23:36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2" office:value-type="string" calcext:value-type="string">
            <text:p>#18 Добавить компонент "XVideo"</text:p>
          </table:table-cell>
          <table:table-cell office:value-type="string" calcext:value-type="string">
            <text:p>30-05-2017 16:10</text:p>
          </table:table-cell>
          <table:table-cell office:value-type="string" calcext:value-type="string">
            <text:p>13-06-2017 01:39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3" office:value-type="string" calcext:value-type="string">
            <text:p>#19 Создать компонент "XImage"</text:p>
          </table:table-cell>
          <table:table-cell office:value-type="string" calcext:value-type="string">
            <text:p>30-05-2017 16:55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4" office:value-type="string" calcext:value-type="string">
            <text:p>#16 Сделать подгрузку изображений в компоненты</text:p>
          </table:table-cell>
          <table:table-cell office:value-type="string" calcext:value-type="string">
            <text:p>26-05-2017 02:08</text:p>
          </table:table-cell>
          <table:table-cell office:value-type="string" calcext:value-type="string">
            <text:p>25-05-2017 23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5" office:value-type="string" calcext:value-type="string">
            <text:p>#17 Добавление контента в учебник "Биологии"</text:p>
          </table:table-cell>
          <table:table-cell office:value-type="string" calcext:value-type="string">
            <text:p>30-05-2017 02:28</text:p>
          </table:table-cell>
          <table:table-cell office:value-type="string" calcext:value-type="string">
            <text:p>19-06-2017 08:43</text:p>
          </table:table-cell>
          <table:table-cell office:value-type="string" calcext:value-type="string">
            <text:p>80:00 h</text:p>
          </table:table-cell>
          <table:table-cell office:value-type="string" calcext:value-type="string">
            <text:p>1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6" office:value-type="string" calcext:value-type="string">
            <text:p>#45 Реализовать задание "XTextarea"</text:p>
          </table:table-cell>
          <table:table-cell office:value-type="string" calcext:value-type="string">
            <text:p>12-06-2017 22:54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7" office:value-type="string" calcext:value-type="string">
            <text:p>#11 Сделать роутинг на меню</text:p>
          </table:table-cell>
          <table:table-cell office:value-type="string" calcext:value-type="string">
            <text:p>16-05-2017 17:02</text:p>
          </table:table-cell>
          <table:table-cell office:value-type="string" calcext:value-type="string">
            <text:p>18-05-2017 00:50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8" office:value-type="string" calcext:value-type="string">
            <text:p>#50 Ошибки навигации: неправильно сжимается текст в степпере</text:p>
          </table:table-cell>
          <table:table-cell office:value-type="string" calcext:value-type="string">
            <text:p>20-06-2017 12:12</text:p>
          </table:table-cell>
          <table:table-cell office:value-type="string" calcext:value-type="string">
            <text:p>11-07-2017 14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9" office:value-type="string" calcext:value-type="string">
            <text:p>#27 Сделать шкалу Лайкерта в конце каждого подраздела</text:p>
          </table:table-cell>
          <table:table-cell office:value-type="string" calcext:value-type="string">
            <text:p>08-06-2017 22:18</text:p>
          </table:table-cell>
          <table:table-cell office:value-type="string" calcext:value-type="string">
            <text:p>18-06-2017 04:23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0" office:value-type="string" calcext:value-type="string">
            <text:p>#29 Реализовать контейнер-последовательность</text:p>
          </table:table-cell>
          <table:table-cell office:value-type="string" calcext:value-type="string">
            <text:p>09-06-2017 13:43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1" office:value-type="string" calcext:value-type="string">
            <text:p>#28 Реализовать метаданные</text:p>
          </table:table-cell>
          <table:table-cell office:value-type="string" calcext:value-type="string">
            <text:p>09-06-2017 13:41</text:p>
          </table:table-cell>
          <table:table-cell office:value-type="string" calcext:value-type="string">
            <text:p>09-06-2017 04:28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2" office:value-type="string" calcext:value-type="string">
            <text:p>#23 Сделать проверку результатов в "XCheckbox"</text:p>
          </table:table-cell>
          <table:table-cell office:value-type="string" calcext:value-type="string">
            <text:p>05-06-2017 19:54</text:p>
          </table:table-cell>
          <table:table-cell office:value-type="string" calcext:value-type="string">
            <text:p>09-06-2017 00:42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27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83" office:value-type="string" calcext:value-type="string">
            <text:p>#84 Отцентрировать лого Просвещения в демо-учебнике</text:p>
          </table:table-cell>
          <table:table-cell table:style-name="Default" office:value-type="string" calcext:value-type="string">
            <text:p>30-08-2017 18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84" office:value-type="string" calcext:value-type="string">
            <text:p>#83 Исправить: по мере загрузки картинок тест прыгает</text:p>
          </table:table-cell>
          <table:table-cell table:style-name="Default" office:value-type="string" calcext:value-type="string">
            <text:p>17-08-2017 00:3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85" office:value-type="string" calcext:value-type="string">
            <text:p>#82 Исправить: Оценку в лайкерте можно отправить не выбирая вариант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86" office:value-type="string" calcext:value-type="string">
            <text:p>#81 Исправить: Все кнопки конфёрмов в инструментах редактора красные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7" office:value-type="string" calcext:value-type="string">
            <text:p>#59 Починить роутер на сервере</text:p>
          </table:table-cell>
          <table:table-cell office:value-type="string" calcext:value-type="string">
            <text:p>27-06-2017 12:58</text:p>
          </table:table-cell>
          <table:table-cell office:value-type="string" calcext:value-type="string">
            <text:p>27-06-2017 15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88" office:value-type="string" calcext:value-type="string">
            <text:p>#80 Исправить: в подсказке вернуть слово подсказка</text:p>
          </table:table-cell>
          <table:table-cell table:style-name="Default" office:value-type="string" calcext:value-type="string">
            <text:p>17-08-2017 00:3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9" office:value-type="string" calcext:value-type="string">
            <text:p>#54 Обеспечить интернационализацию через ant.design + react-intl</text:p>
          </table:table-cell>
          <table:table-cell office:value-type="string" calcext:value-type="string">
            <text:p>20-06-2017 12:43</text:p>
          </table:table-cell>
          <table:table-cell office:value-type="string" calcext:value-type="string">
            <text:p>13-07-2017 05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Игорь Акул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горь Акул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31" office:value-type="string" calcext:value-type="string" table:number-columns-spanned="2" table:number-rows-spanned="1">
            <text:p>&lt; 06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07 08 2017 - 13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14 08 2017 - 20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1 08 2017 - 27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8 08 2017 - 03 09 2017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videohosting/search-api</text:p>
          </table:table-cell>
          <table:table-cell table:style-name="ce190" office:value-type="string" calcext:value-type="string">
            <text:p>#1 OKR-1.9-3 Create preliminary search API for video hosting</text:p>
          </table:table-cell>
          <table:table-cell office:value-type="string" calcext:value-type="string">
            <text:p>21-05-2017 14:4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js-dash-player</text:p>
          </table:table-cell>
          <table:table-cell table:style-name="ce191" office:value-type="string" calcext:value-type="string">
            <text:p>#1 OKR-1.9-4 Create js player compatible with DASH content of video-hosting API</text:p>
          </table:table-cell>
          <table:table-cell office:value-type="string" calcext:value-type="string">
            <text:p>21-05-2017 14: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processing-engine</text:p>
          </table:table-cell>
          <table:table-cell table:style-name="ce192" office:value-type="string" calcext:value-type="string">
            <text:p>#1 OKR-1.9-2 Create batch processing event queue</text:p>
          </table:table-cell>
          <table:table-cell office:value-type="string" calcext:value-type="string">
            <text:p>21-05-2017 14:3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videohosting/amazonapi</text:p>
          </table:table-cell>
          <table:table-cell table:style-name="ce193" office:value-type="string" calcext:value-type="string">
            <text:p>#2 OKR-1.9-2 Create batch processing event queue</text:p>
          </table:table-cell>
          <table:table-cell table:style-name="ce15" office:value-type="string" calcext:value-type="string">
            <text:p>21-05-2017 14:30</text:p>
          </table:table-cell>
          <table:table-cell table:style-name="ce15" office:value-type="string" calcext:value-type="string">
            <text:p>29-05-2017 00:54</text:p>
          </table:table-cell>
          <table:table-cell table:style-name="ce15" office:value-type="string" calcext:value-type="string">
            <text:p>40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videohosting/amazonapi</text:p>
          </table:table-cell>
          <table:table-cell table:style-name="ce194" office:value-type="string" calcext:value-type="string">
            <text:p>#1 OKR-1.9-1 Amazon S3 API server for video-content</text:p>
          </table:table-cell>
          <table:table-cell office:value-type="string" calcext:value-type="string">
            <text:p>21-05-2017 14:24</text:p>
          </table:table-cell>
          <table:table-cell table:number-columns-repeated="11"/>
        </table:table-row>
      </table:table>
      <table:table table:name="Павел Потап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Павел Потап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31" office:value-type="string" calcext:value-type="string" table:number-columns-spanned="2" table:number-rows-spanned="1">
            <text:p>&lt; 06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07 08 2017 - 13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14 08 2017 - 20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1 08 2017 - 27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8 08 2017 - 03 09 2017</text:p>
          </table:table-cell>
          <table:covered-table-cell table:style-name="ce31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rtkbiblio-manager</text:p>
          </table:table-cell>
          <table:table-cell table:style-name="ce195" office:value-type="string" calcext:value-type="string">
            <text:p>#1 Изучение инфраструктуры IBC, развертывание системы на локальном компьютере.</text:p>
          </table:table-cell>
          <table:table-cell office:value-type="string" calcext:value-type="string">
            <text:p>22-05-2017 17:11</text:p>
          </table:table-cell>
          <table:table-cell office:value-type="string" calcext:value-type="string">
            <text:p>28-05-2017 21:5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96" office:value-type="string" calcext:value-type="string">
            <text:p>#24 Обработка файлов локализации</text:p>
          </table:table-cell>
          <table:table-cell office:value-type="string" calcext:value-type="string">
            <text:p>29-05-2017 14:16</text:p>
          </table:table-cell>
          <table:table-cell office:value-type="string" calcext:value-type="string">
            <text:p>29-05-2017 21:53</text:p>
          </table:table-cell>
          <table:table-cell office:value-type="string" calcext:value-type="string">
            <text:p>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197" office:value-type="string" calcext:value-type="string">
            <text:p>#30 Развернуть актуальный SDO на хетцнере в продакшен варианте (тестируем продакшен выкладку)</text:p>
          </table:table-cell>
          <table:table-cell table:style-name="Default" office:value-type="string" calcext:value-type="string">
            <text:p>29-05-2017 14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198" office:value-type="string" calcext:value-type="string">
            <text:p>#31 Протестить работу АПИ для newlms на актуальной версии SDO</text:p>
          </table:table-cell>
          <table:table-cell table:style-name="Default" office:value-type="string" calcext:value-type="string">
            <text:p>06-06-2017 14:3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99" office:value-type="string" calcext:value-type="string">
            <text:p>#27 Конфигурирование контейра SDO через зоокипер, возможность отключения зоокипера через переменные окружения</text:p>
          </table:table-cell>
          <table:table-cell office:value-type="string" calcext:value-type="string">
            <text:p>29-05-2017 14:21</text:p>
          </table:table-cell>
          <table:table-cell office:value-type="string" calcext:value-type="string">
            <text:p>05-06-2017 00:03</text:p>
          </table:table-cell>
          <table:table-cell table:number-columns-repeated="2"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00" office:value-type="string" calcext:value-type="string">
            <text:p>#26 Билд скрипты для запуска разных контейнеров на продакшене</text:p>
          </table:table-cell>
          <table:table-cell office:value-type="string" calcext:value-type="string">
            <text:p>29-05-2017 14:19</text:p>
          </table:table-cell>
          <table:table-cell office:value-type="string" calcext:value-type="string">
            <text:p>05-06-2017 04:36</text:p>
          </table:table-cell>
          <table:table-cell table:number-columns-repeated="2" office:value-type="string" calcext:value-type="string">
            <text:p>1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01" office:value-type="string" calcext:value-type="string">
            <text:p>#29 Написание документации по запуску и развертыванию SDO в девелоперской и продакшен версиях.</text:p>
          </table:table-cell>
          <table:table-cell table:style-name="Default" office:value-type="string" calcext:value-type="string">
            <text:p>29-05-2017 14:2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02" office:value-type="string" calcext:value-type="string">
            <text:p>#28 Протестить работоспособность монго и мемкешеда в девелоперском окружении</text:p>
          </table:table-cell>
          <table:table-cell office:value-type="string" calcext:value-type="string">
            <text:p>29-05-2017 14:22</text:p>
          </table:table-cell>
          <table:table-cell office:value-type="string" calcext:value-type="string">
            <text:p>31-05-2017 01:29</text:p>
          </table:table-cell>
          <table:table-cell table:number-columns-repeated="2" office:value-type="string" calcext:value-type="string">
            <text:p>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03" office:value-type="string" calcext:value-type="string">
            <text:p>#23 Правка багов в системе аутентификации rest api системы SDO посредством JWT токена.</text:p>
          </table:table-cell>
          <table:table-cell office:value-type="string" calcext:value-type="string">
            <text:p>22-05-2017 17:05</text:p>
          </table:table-cell>
          <table:table-cell office:value-type="string" calcext:value-type="string">
            <text:p>28-05-2017 23:11</text:p>
          </table:table-cell>
          <table:table-cell office:value-type="string" calcext:value-type="string">
            <text:p>1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04" office:value-type="string" calcext:value-type="string">
            <text:p>#22 Создание тестовой инфраструктуры для запуска SDO <text:s/>в докер контейнере с оркестрацией окружения посредством docker-compose</text:p>
          </table:table-cell>
          <table:table-cell office:value-type="string" calcext:value-type="string">
            <text:p>15-05-2017 17:00</text:p>
          </table:table-cell>
          <table:table-cell office:value-type="string" calcext:value-type="string">
            <text:p>28-05-2017 23:1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4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05" office:value-type="string" calcext:value-type="string">
            <text:p>#25 Создание стартовой конфигурации девелоперской версии кодовой базы проекта</text:p>
          </table:table-cell>
          <table:table-cell office:value-type="string" calcext:value-type="string">
            <text:p>29-05-2017 14:17</text:p>
          </table:table-cell>
          <table:table-cell office:value-type="string" calcext:value-type="string">
            <text:p>05-06-2017 00:02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</table:table>
      <table:table table:name="Сергей Крас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Крас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31" office:value-type="string" calcext:value-type="string" table:number-columns-spanned="2" table:number-rows-spanned="1">
            <text:p>&lt; 06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07 08 2017 - 13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14 08 2017 - 20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1 08 2017 - 27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8 08 2017 - 03 09 2017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06" office:value-type="string" calcext:value-type="string">
            <text:p>#32 Существует возможность прохождения курса без записи на него</text:p>
          </table:table-cell>
          <table:table-cell office:value-type="string" calcext:value-type="string">
            <text:p>02-06-2017 09:5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lms-newlook-meteor</text:p>
          </table:table-cell>
          <table:table-cell table:style-name="ce207" office:value-type="string" calcext:value-type="string">
            <text:p>#2 Вставить видео в "О курсе"</text:p>
          </table:table-cell>
          <table:table-cell table:style-name="ce15" office:value-type="string" calcext:value-type="string">
            <text:p>11-04-2017 07:25</text:p>
          </table:table-cell>
          <table:table-cell table:style-name="ce15" office:value-type="string" calcext:value-type="string">
            <text:p>17-04-2017 22:2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Артем Янк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ртем Янк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31" office:value-type="string" calcext:value-type="string" table:number-columns-spanned="2" table:number-rows-spanned="1">
            <text:p>&lt; 06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07 08 2017 - 13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14 08 2017 - 20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1 08 2017 - 27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8 08 2017 - 03 09 2017</text:p>
          </table:table-cell>
          <table:covered-table-cell table:style-name="ce31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08" office:value-type="string" calcext:value-type="string">
            <text:p>#63 Добавить manifest.json</text:p>
          </table:table-cell>
          <table:table-cell table:style-name="Default" office:value-type="string" calcext:value-type="string">
            <text:p>01-07-2017 21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9" office:value-type="string" calcext:value-type="string">
            <text:p>#65 Сделать открытие учебника на первой странице</text:p>
          </table:table-cell>
          <table:table-cell office:value-type="string" calcext:value-type="string">
            <text:p>10-07-2017 11:33</text:p>
          </table:table-cell>
          <table:table-cell office:value-type="string" calcext:value-type="string">
            <text:p>11-07-2017 07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10" office:value-type="string" calcext:value-type="string">
            <text:p>#67 Реализовать offline режим</text:p>
          </table:table-cell>
          <table:table-cell table:style-name="Default" office:value-type="string" calcext:value-type="string">
            <text:p>12-07-2017 13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1" office:value-type="string" calcext:value-type="string">
            <text:p>#61 Реализация прогресса прохождения учебника</text:p>
          </table:table-cell>
          <table:table-cell office:value-type="string" calcext:value-type="string">
            <text:p>29-06-2017 13:27</text:p>
          </table:table-cell>
          <table:table-cell office:value-type="string" calcext:value-type="string">
            <text:p>11-07-2017 14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2" office:value-type="string" calcext:value-type="string">
            <text:p>#60 Оптимизация выбора вриантов</text:p>
          </table:table-cell>
          <table:table-cell office:value-type="string" calcext:value-type="string">
            <text:p>29-06-2017 13:26</text:p>
          </table:table-cell>
          <table:table-cell office:value-type="string" calcext:value-type="string">
            <text:p>29-06-2017 05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3" office:value-type="string" calcext:value-type="string">
            <text:p>#40 Реализовать выгрузку данных о результатах заданий</text:p>
          </table:table-cell>
          <table:table-cell office:value-type="string" calcext:value-type="string">
            <text:p>09-06-2017 13:59</text:p>
          </table:table-cell>
          <table:table-cell office:value-type="string" calcext:value-type="string">
            <text:p>11-07-2017 14:24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4" office:value-type="string" calcext:value-type="string">
            <text:p>#48 Привести метаданные книги в соответствие со Schema.org</text:p>
          </table:table-cell>
          <table:table-cell office:value-type="string" calcext:value-type="string">
            <text:p>15-06-2017 17:58</text:p>
          </table:table-cell>
          <table:table-cell office:value-type="string" calcext:value-type="string">
            <text:p>21-06-2017 23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5" office:value-type="string" calcext:value-type="string">
            <text:p>#25 Сделать сохранение данных в localstorage</text:p>
          </table:table-cell>
          <table:table-cell office:value-type="string" calcext:value-type="string">
            <text:p>08-06-2017 00:17</text:p>
          </table:table-cell>
          <table:table-cell office:value-type="string" calcext:value-type="string">
            <text:p>19-06-2017 22:15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6" office:value-type="string" calcext:value-type="string">
            <text:p>#20 Сделать денормализацию данных при загрузке учебника</text:p>
          </table:table-cell>
          <table:table-cell office:value-type="string" calcext:value-type="string">
            <text:p>05-06-2017 03:25</text:p>
          </table:table-cell>
          <table:table-cell office:value-type="string" calcext:value-type="string">
            <text:p>07-06-2017 08:59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7" office:value-type="string" calcext:value-type="string">
            <text:p>#57 Переделать структуру данных XBlock</text:p>
          </table:table-cell>
          <table:table-cell office:value-type="string" calcext:value-type="string">
            <text:p>22-06-2017 14:59</text:p>
          </table:table-cell>
          <table:table-cell office:value-type="string" calcext:value-type="string">
            <text:p>28-06-2017 22:3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Сергей Окише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Окише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31" office:value-type="string" calcext:value-type="string" table:number-columns-spanned="2" table:number-rows-spanned="1">
            <text:p>&lt; 06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07 08 2017 - 13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14 08 2017 - 20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1 08 2017 - 27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8 08 2017 - 03 09 2017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8" office:value-type="string" calcext:value-type="string">
            <text:p>#62 Реализовать возможность конвертации учебника в epab</text:p>
          </table:table-cell>
          <table:table-cell office:value-type="string" calcext:value-type="string">
            <text:p>30-06-2017 12:1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219" office:value-type="string" calcext:value-type="string">
            <text:p>#10 Создание компонента "draftjs"</text:p>
          </table:table-cell>
          <table:table-cell table:style-name="ce15" office:value-type="string" calcext:value-type="string">
            <text:p>15-05-2017 17:12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20:00 h</text:p>
          </table:table-cell>
          <table:table-cell table:style-name="ce15" office:value-type="string" calcext:value-type="string">
            <text:p>8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220" office:value-type="string" calcext:value-type="string">
            <text:p>#58 Создать компонент XDraft</text:p>
          </table:table-cell>
          <table:table-cell table:style-name="ce15" office:value-type="string" calcext:value-type="string">
            <text:p>23-06-2017 16:18</text:p>
          </table:table-cell>
          <table:table-cell table:style-name="ce15" office:value-type="string" calcext:value-type="string">
            <text:p>29-06-2017 05:4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Михаил Лапин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Михаил Лапин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31" office:value-type="string" calcext:value-type="string" table:number-columns-spanned="2" table:number-rows-spanned="1">
            <text:p>&lt; 06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07 08 2017 - 13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14 08 2017 - 20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1 08 2017 - 27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8 08 2017 - 03 09 2017</text:p>
          </table:table-cell>
          <table:covered-table-cell table:style-name="ce31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player/mp</text:p>
          </table:table-cell>
          <table:table-cell table:style-name="ce221" office:value-type="string" calcext:value-type="string">
            <text:p>#11 Уменьшить размер обложек демо-контента до 200x270</text:p>
          </table:table-cell>
          <table:table-cell table:style-name="ce15" office:value-type="string" calcext:value-type="string">
            <text:p>02-07-2017 15:31</text:p>
          </table:table-cell>
          <table:table-cell table:style-name="ce15" office:value-type="string" calcext:value-type="string">
            <text:p>02-07-2017 01:01</text:p>
          </table:table-cell>
          <table:table-cell table:style-name="ce15" office:value-type="string" calcext:value-type="string">
            <text:p>2:00 h</text:p>
          </table:table-cell>
          <table:table-cell table:style-name="ce15" office:value-type="string" calcext:value-type="string">
            <text:p>1:15 h</text:p>
          </table:table-cell>
          <table:table-cell table:style-name="ce15" table:number-columns-repeated="8"/>
        </table:table-row>
      </table:table>
      <table:table table:name="Олег Ануч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Олег Ануч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31" office:value-type="string" calcext:value-type="string" table:number-columns-spanned="2" table:number-rows-spanned="1">
            <text:p>&lt; 06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07 08 2017 - 13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14 08 2017 - 20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1 08 2017 - 27 08 20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28 08 2017 - 03 09 2017</text:p>
          </table:table-cell>
          <table:covered-table-cell table:style-name="ce31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2" office:value-type="string" calcext:value-type="string">
            <text:p>#5 Изменить роутинг для работы в CEF</text:p>
          </table:table-cell>
          <table:table-cell office:value-type="string" calcext:value-type="string">
            <text:p>25-04-2017 07:36</text:p>
          </table:table-cell>
          <table:table-cell office:value-type="string" calcext:value-type="string">
            <text:p>24-04-2017 16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3" office:value-type="string" calcext:value-type="string">
            <text:p>#12 Решить проблему с падением плеера "Азбуки"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21-05-2017 17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4" office:value-type="string" calcext:value-type="string">
            <text:p>#13 Размещать bundle + API на одном сервере в режиме WEB-версии (для Физикона)</text:p>
          </table:table-cell>
          <table:table-cell office:value-type="string" calcext:value-type="string">
            <text:p>22-05-2017 08:08</text:p>
          </table:table-cell>
          <table:table-cell office:value-type="string" calcext:value-type="string">
            <text:p>22-05-2017 23:2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5" office:value-type="string" calcext:value-type="string">
            <text:p>#10 Не отображаются картинки в каталоге курсов</text:p>
          </table:table-cell>
          <table:table-cell office:value-type="string" calcext:value-type="string">
            <text:p>15-05-2017 08:51</text:p>
          </table:table-cell>
          <table:table-cell office:value-type="string" calcext:value-type="string">
            <text:p>14-05-2017 18:4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6" office:value-type="string" calcext:value-type="string">
            <text:p>#11 Убрать все "красные"предупреждения в консоли (WEB)</text:p>
          </table:table-cell>
          <table:table-cell office:value-type="string" calcext:value-type="string">
            <text:p>15-05-2017 08:52</text:p>
          </table:table-cell>
          <table:table-cell office:value-type="string" calcext:value-type="string">
            <text:p>21-05-2017 17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7" office:value-type="string" calcext:value-type="string">
            <text:p>#8 Решить проблему с cookie при авторизации в LMS внутри плеера</text:p>
          </table:table-cell>
          <table:table-cell office:value-type="string" calcext:value-type="string">
            <text:p>26-04-2017 08:30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8" office:value-type="string" calcext:value-type="string">
            <text:p>#9 Развернуть окружение для тестов</text:p>
          </table:table-cell>
          <table:table-cell office:value-type="string" calcext:value-type="string">
            <text:p>15-05-2017 07:35</text:p>
          </table:table-cell>
          <table:table-cell office:value-type="string" calcext:value-type="string">
            <text:p>16-05-2017 18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9" office:value-type="string" calcext:value-type="string">
            <text:p>#6 Подключиться к DevTools CEF плеера, установить плеер и запустить тестовую книгу</text:p>
          </table:table-cell>
          <table:table-cell office:value-type="string" calcext:value-type="string">
            <text:p>26-04-2017 07:36</text:p>
          </table:table-cell>
          <table:table-cell office:value-type="string" calcext:value-type="string">
            <text:p>27-04-2017 17:2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0" office:value-type="string" calcext:value-type="string">
            <text:p>#7 Решить проблему со "статикой" при рендеринге курсов</text:p>
          </table:table-cell>
          <table:table-cell office:value-type="string" calcext:value-type="string">
            <text:p>26-04-2017 08:27</text:p>
          </table:table-cell>
          <table:table-cell office:value-type="string" calcext:value-type="string">
            <text:p>27-04-2017 17:1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31" office:value-type="string" calcext:value-type="string">
            <text:p>#17 На страницы авторизации некорректный текст ошибки при вводе неправильных данных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32" office:value-type="string" calcext:value-type="string">
            <text:p>#16 В окне авторизации переименовать поле Имя в поле Email</text:p>
          </table:table-cell>
          <table:table-cell table:style-name="Default" office:value-type="string" calcext:value-type="string">
            <text:p>25-05-2017 09:4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3" office:value-type="string" calcext:value-type="string">
            <text:p>#28 В плеере не работает запись на курсы</text:p>
          </table:table-cell>
          <table:table-cell office:value-type="string" calcext:value-type="string">
            <text:p>26-05-2017 14:29</text:p>
          </table:table-cell>
          <table:table-cell office:value-type="string" calcext:value-type="string">
            <text:p>30-05-2017 16:4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4" office:value-type="string" calcext:value-type="string">
            <text:p>#19 На странице авторизации изменить вид ссылки на страницу регистрации</text:p>
          </table:table-cell>
          <table:table-cell office:value-type="string" calcext:value-type="string">
            <text:p>25-05-2017 09:24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35" office:value-type="string" calcext:value-type="string">
            <text:p>#18 На странице авторизации изменить вид ссылки на страницу регистрации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6" office:value-type="string" calcext:value-type="string">
            <text:p>#30 Развернуть сервер для передачи DASH в shaka-player</text:p>
          </table:table-cell>
          <table:table-cell office:value-type="string" calcext:value-type="string">
            <text:p>31-05-2017 07:58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7" office:value-type="string" calcext:value-type="string">
            <text:p>#17 В окне авторизации переименовать поле Имя в поле Email</text:p>
          </table:table-cell>
          <table:table-cell office:value-type="string" calcext:value-type="string">
            <text:p>25-05-2017 09:12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8" office:value-type="string" calcext:value-type="string">
            <text:p>#29 Создать проект с shaka-player и протестировать работы с различными видеоформатами</text:p>
          </table:table-cell>
          <table:table-cell office:value-type="string" calcext:value-type="string">
            <text:p>31-05-2017 07:57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9" office:value-type="string" calcext:value-type="string">
            <text:p>#18 На страницы авторизации некорректный текст ошибки при вводе неправильных данных</text:p>
          </table:table-cell>
          <table:table-cell office:value-type="string" calcext:value-type="string">
            <text:p>25-05-2017 09:19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40" office:value-type="string" calcext:value-type="string">
            <text:p>#15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24-05-2017 22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1" office:value-type="string" calcext:value-type="string">
            <text:p>#31 Создать бандлы для Натальи Сероштановой и попробовать "залить" в ИЦБ</text:p>
          </table:table-cell>
          <table:table-cell office:value-type="string" calcext:value-type="string">
            <text:p>31-05-2017 08:14</text:p>
          </table:table-cell>
          <table:table-cell office:value-type="string" calcext:value-type="string">
            <text:p>31-05-2017 17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42" office:value-type="string" calcext:value-type="string">
            <text:p>#16 Проблемы со входом вновь зарегистрированного пользователя</text:p>
          </table:table-cell>
          <table:table-cell office:value-type="string" calcext:value-type="string">
            <text:p>18-04-2017 13:54</text:p>
          </table:table-cell>
          <table:table-cell office:value-type="string" calcext:value-type="string">
            <text:p>24-05-2017 1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43" office:value-type="string" calcext:value-type="string">
            <text:p>#13 Некорректно работает прогресс заданий, находящихся в подразделе со статусом "Не оценивается"</text:p>
          </table:table-cell>
          <table:table-cell office:value-type="string" calcext:value-type="string">
            <text:p>18-04-2017 12:22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44" office:value-type="string" calcext:value-type="string">
            <text:p>#14 Некорректная работа кнопки "Отправка оценки"</text:p>
          </table:table-cell>
          <table:table-cell office:value-type="string" calcext:value-type="string">
            <text:p>18-04-2017 12:26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5" office:value-type="string" calcext:value-type="string">
            <text:p>#15 Написать инструкции по развёртыванию и сборке</text:p>
          </table:table-cell>
          <table:table-cell office:value-type="string" calcext:value-type="string">
            <text:p>23-05-2017 14:26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246" office:value-type="string" calcext:value-type="string">
            <text:p>#4 Развернуть окружение для тестов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16-05-2017 18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7" office:value-type="string" calcext:value-type="string">
            <text:p>#14 Разобраться почему кнопки в заданиях типа problem не всегда срабатывают</text:p>
          </table:table-cell>
          <table:table-cell office:value-type="string" calcext:value-type="string">
            <text:p>22-05-2017 08:09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48" office:value-type="string" calcext:value-type="string">
            <text:p>#11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49" office:value-type="string" calcext:value-type="string">
            <text:p>#27 Кнопка "Отправить оценку" (загрузка файла) доступна при просмотре курса</text:p>
          </table:table-cell>
          <table:table-cell table:style-name="Default" office:value-type="string" calcext:value-type="string">
            <text:p>13-04-2017 14:4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0" office:value-type="string" calcext:value-type="string">
            <text:p>#1 Избавиться от метеора в проекте</text:p>
          </table:table-cell>
          <table:table-cell office:value-type="string" calcext:value-type="string">
            <text:p>17-04-2017 07:39</text:p>
          </table:table-cell>
          <table:table-cell office:value-type="string" calcext:value-type="string">
            <text:p>04-05-2017 2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51" office:value-type="string" calcext:value-type="string">
            <text:p>#33 Возможность отправить файл на проверку без загрузки самого файла</text:p>
          </table:table-cell>
          <table:table-cell table:style-name="Default" office:value-type="string" calcext:value-type="string">
            <text:p>02-06-2017 10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52" office:value-type="string" calcext:value-type="string">
            <text:p>#34 Отображение "Приложения оцениваемого персоналом" при нажатии кнопки "Отправка оценки"</text:p>
          </table:table-cell>
          <table:table-cell table:style-name="Default" office:value-type="string" calcext:value-type="string">
            <text:p>02-06-2017 10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53" office:value-type="string" calcext:value-type="string">
            <text:p>#35 Открытие курса в курсе при одновременном входе двух одинаковых пользователей</text:p>
          </table:table-cell>
          <table:table-cell table:style-name="Default" office:value-type="string" calcext:value-type="string">
            <text:p>02-06-2017 10:3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54" office:value-type="string" calcext:value-type="string">
            <text:p>#36 Не работает задание с кнопкой "Подсказка" в плеере</text:p>
          </table:table-cell>
          <table:table-cell table:style-name="Default" office:value-type="string" calcext:value-type="string">
            <text:p>02-06-2017 10:5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55" office:value-type="string" calcext:value-type="string">
            <text:p>#37 В плеере при адаптации верстки при изменении окна не учитывается наличие скролбара плеера</text:p>
          </table:table-cell>
          <table:table-cell table:style-name="Default" office:value-type="string" calcext:value-type="string">
            <text:p>02-06-2017 11:0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6" office:value-type="string" calcext:value-type="string">
            <text:p>#38 Проверить работу видео в разных форматах</text:p>
          </table:table-cell>
          <table:table-cell office:value-type="string" calcext:value-type="string">
            <text:p>05-06-2017 07:34</text:p>
          </table:table-cell>
          <table:table-cell office:value-type="string" calcext:value-type="string">
            <text:p>05-06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7" office:value-type="string" calcext:value-type="string">
            <text:p>#39 Понять почему плеер "Азбуки" иногда не даёт данные с авторизацией</text:p>
          </table:table-cell>
          <table:table-cell office:value-type="string" calcext:value-type="string">
            <text:p>05-06-2017 15:31</text:p>
          </table:table-cell>
          <table:table-cell office:value-type="string" calcext:value-type="string">
            <text:p>05-07-2017 21:3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8" office:value-type="string" calcext:value-type="string">
            <text:p>#40 Развернуть сервер HYBINAR</text:p>
          </table:table-cell>
          <table:table-cell office:value-type="string" calcext:value-type="string">
            <text:p>07-06-2017 07:43</text:p>
          </table:table-cell>
          <table:table-cell office:value-type="string" calcext:value-type="string">
            <text:p>08-06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59" office:value-type="string" calcext:value-type="string">
            <text:p>#41 Не обновляется контактная информация о пользователе при входе под другим юзером</text:p>
          </table:table-cell>
          <table:table-cell table:style-name="Default" office:value-type="string" calcext:value-type="string">
            <text:p>07-06-2017 14:2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60" office:value-type="string" calcext:value-type="string">
            <text:p>#42 Именно в плеере не работают кнопки на странице "Общая характеристика мхов"</text:p>
          </table:table-cell>
          <table:table-cell table:style-name="Default" office:value-type="string" calcext:value-type="string">
            <text:p>07-06-2017 14:3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1" office:value-type="string" calcext:value-type="string">
            <text:p>#3 Убрать страницу каталога курсов и страницу входа</text:p>
          </table:table-cell>
          <table:table-cell office:value-type="string" calcext:value-type="string">
            <text:p>24-04-2017 07:43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2" office:value-type="string" calcext:value-type="string">
            <text:p>#2 Интегрировать авторизацию Азбуки в проект</text:p>
          </table:table-cell>
          <table:table-cell office:value-type="string" calcext:value-type="string">
            <text:p>24-04-2017 07:42</text:p>
          </table:table-cell>
          <table:table-cell office:value-type="string" calcext:value-type="string">
            <text:p>22-05-2017 23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3" office:value-type="string" calcext:value-type="string">
            <text:p>#19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30-05-2017 16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64" office:value-type="string" calcext:value-type="string">
            <text:p>#21 Некорректная работа кнопки "Отправка оценки"</text:p>
          </table:table-cell>
          <table:table-cell table:style-name="Default" office:value-type="string" calcext:value-type="string">
            <text:p>18-04-2017 12:2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65" office:value-type="string" calcext:value-type="string">
            <text:p>#44 В плеере интерактивные задания при "раскрытии" открываются в новой вкладке</text:p>
          </table:table-cell>
          <table:table-cell table:style-name="Default" office:value-type="string" calcext:value-type="string">
            <text:p>08-06-2017 10:4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66" office:value-type="string" calcext:value-type="string">
            <text:p>#22 Некорректно работает прогресс заданий, находящихся в подразделе со статусом "Не оценивается"</text:p>
          </table:table-cell>
          <table:table-cell table:style-name="Default" office:value-type="string" calcext:value-type="string">
            <text:p>18-04-2017 12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67" office:value-type="string" calcext:value-type="string">
            <text:p>#43 В курсе Биологии не работает задание с викториной</text:p>
          </table:table-cell>
          <table:table-cell table:style-name="Default" office:value-type="string" calcext:value-type="string">
            <text:p>07-06-2017 14:5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68" office:value-type="string" calcext:value-type="string">
            <text:p>#23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table:style-name="Default" office:value-type="string" calcext:value-type="string">
            <text:p>18-04-2017 12:1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69" office:value-type="string" calcext:value-type="string">
            <text:p>#24 При просмотре видео не работает кнопка "Развернуть на весь экран"</text:p>
          </table:table-cell>
          <table:table-cell table:style-name="Default" office:value-type="string" calcext:value-type="string">
            <text:p>18-04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70" office:value-type="string" calcext:value-type="string">
            <text:p>#4 Решить проблему с iframe</text:p>
          </table:table-cell>
          <table:table-cell office:value-type="string" calcext:value-type="string">
            <text:p>13-04-2017 08:10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71" office:value-type="string" calcext:value-type="string">
            <text:p>#1 Решить проблему с открытием курса "Астрономия"</text:p>
          </table:table-cell>
          <table:table-cell office:value-type="string" calcext:value-type="string">
            <text:p>11-04-2017 07:15</text:p>
          </table:table-cell>
          <table:table-cell office:value-type="string" calcext:value-type="string">
            <text:p>17-04-2017 22:2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72" office:value-type="string" calcext:value-type="string">
            <text:p>#25 Не правильно работает кнопка "Продолжить"</text:p>
          </table:table-cell>
          <table:table-cell table:style-name="Default" office:value-type="string" calcext:value-type="string">
            <text:p>18-04-2017 12:0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273" office:value-type="string" calcext:value-type="string">
            <text:p>#3 Избавиться от метеора в проекте</text:p>
          </table:table-cell>
          <table:table-cell office:value-type="string" calcext:value-type="string">
            <text:p>17-04-2017 07:38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74" office:value-type="string" calcext:value-type="string">
            <text:p>#26 "Обрезается" часть интерактивного элемента на странице "Значение мхов"</text:p>
          </table:table-cell>
          <table:table-cell table:style-name="Default" office:value-type="string" calcext:value-type="string">
            <text:p>18-04-2017 11:5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75" office:value-type="string" calcext:value-type="string">
            <text:p>#6 Кнопка "Отправить оценку" (загрузка файла) доступна при просмотре курса</text:p>
          </table:table-cell>
          <table:table-cell office:value-type="string" calcext:value-type="string">
            <text:p>13-04-2017 14:45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76" office:value-type="string" calcext:value-type="string">
            <text:p>#20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30-05-2017 16:4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77" office:value-type="string" calcext:value-type="string">
            <text:p>#5 Отступы от левого края одинаковы не у всех элементов</text:p>
          </table:table-cell>
          <table:table-cell office:value-type="string" calcext:value-type="string">
            <text:p>13-04-2017 08:14</text:p>
          </table:table-cell>
          <table:table-cell office:value-type="string" calcext:value-type="string">
            <text:p>17-04-2017 22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78" office:value-type="string" calcext:value-type="string">
            <text:p>#8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24-05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79" office:value-type="string" calcext:value-type="string">
            <text:p>#7 Исправить загрузку ресурсов "физикона"</text:p>
          </table:table-cell>
          <table:table-cell office:value-type="string" calcext:value-type="string">
            <text:p>14-04-2017 07:38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80" office:value-type="string" calcext:value-type="string">
            <text:p>#45 Реализовать скрытие верхнего меню в плеере AZBUKA на смартфонах</text:p>
          </table:table-cell>
          <table:table-cell office:value-type="string" calcext:value-type="string">
            <text:p>28-08-2017 08:45</text:p>
          </table:table-cell>
          <table:table-cell office:value-type="string" calcext:value-type="string">
            <text:p>29-08-2017 09:11</text:p>
          </table:table-cell>
          <table:table-cell table:number-columns-repeated="8"/>
          <table:table-cell office:value-type="string" calcext:value-type="string">
            <text:p>4:00 h</text:p>
          </table:table-cell>
          <table:table-cell office:value-type="string" calcext:value-type="string">
            <text:p>7:00 h</text:p>
          </table:table-cell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81" office:value-type="string" calcext:value-type="string">
            <text:p>#10 Не правильно работает кнопка "Продолжить"</text:p>
          </table:table-cell>
          <table:table-cell office:value-type="string" calcext:value-type="string">
            <text:p>18-04-2017 12:09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82" office:value-type="string" calcext:value-type="string">
            <text:p>#9 "Обрезается" часть интерактивного элемента на странице "Значение мхов"</text:p>
          </table:table-cell>
          <table:table-cell office:value-type="string" calcext:value-type="string">
            <text:p>18-04-2017 11:54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83" office:value-type="string" calcext:value-type="string">
            <text:p>#12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office:value-type="string" calcext:value-type="string">
            <text:p>18-04-2017 12:19</text:p>
          </table:table-cell>
          <table:table-cell office:value-type="string" calcext:value-type="string">
            <text:p>25-05-2017 18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0:51:56.712229155</meta:creation-date>
    <dc:date>2017-09-04T10:55:29.011512939</dc:date>
    <meta:editing-duration>P0D</meta:editing-duration>
    <meta:editing-cycles>1</meta:editing-cycles>
    <meta:document-statistic meta:table-count="14" meta:cell-count="1738" meta:object-count="0"/>
    <meta:generator>LibreOffice/4.2.8.2$Linux_X86_64 LibreOffice_project/420m0$Build-2</meta:generator>
  </office:meta>
</office:document-meta>
</file>